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6" style:family="table-column">
      <style:table-column-properties fo:break-before="auto" style:column-width="3.579cm"/>
    </style:style>
    <style:style style:name="co17" style:family="table-column">
      <style:table-column-properties fo:break-before="auto" style:column-width="2.085cm"/>
    </style:style>
    <style:style style:name="co3" style:family="table-column">
      <style:table-column-properties fo:break-before="auto" style:column-width="0.614cm"/>
    </style:style>
    <style:style style:name="co18" style:family="table-column">
      <style:table-column-properties fo:break-before="auto" style:column-width="3.307cm"/>
    </style:style>
    <style:style style:name="co5" style:family="table-column">
      <style:table-column-properties fo:break-before="auto" style:column-width="0.693cm"/>
    </style:style>
    <style:style style:name="co19" style:family="table-column">
      <style:table-column-properties fo:break-before="auto" style:column-width="1.247cm"/>
    </style:style>
    <style:style style:name="co20" style:family="table-column">
      <style:table-column-properties fo:break-before="auto" style:column-width="1.554cm"/>
    </style:style>
    <style:style style:name="co21" style:family="table-column">
      <style:table-column-properties fo:break-before="auto" style:column-width="0.637cm"/>
    </style:style>
    <style:style style:name="co22" style:family="table-column">
      <style:table-column-properties fo:break-before="auto" style:column-width="1.498cm"/>
    </style:style>
    <style:style style:name="co10" style:family="table-column">
      <style:table-column-properties fo:break-before="auto" style:column-width="2.267cm"/>
    </style:style>
    <style:style style:name="co11" style:family="table-column">
      <style:table-column-properties fo:break-before="auto" style:column-width="0.998cm"/>
    </style:style>
    <style:style style:name="co12" style:family="table-column">
      <style:table-column-properties fo:break-before="auto" style:column-width="1.226cm"/>
    </style:style>
    <style:style style:name="co13" style:family="table-column">
      <style:table-column-properties fo:break-before="auto" style:column-width="0.642cm"/>
    </style:style>
    <style:style style:name="co14" style:family="table-column">
      <style:table-column-properties fo:break-before="auto" style:column-width="12.714cm"/>
    </style:style>
    <style:style style:name="co15" style:family="table-column">
      <style:table-column-properties fo:break-before="auto" style:column-width="1.475cm"/>
    </style:style>
    <style:style style:name="ro1" style:family="table-row">
      <style:table-row-properties style:row-height="0.453cm" fo:break-before="auto" style:use-optimal-row-height="true"/>
    </style:style>
    <style:style style:name="ro3" style:family="table-row">
      <style:table-row-properties style:row-height="0.538cm" fo:break-before="auto" style:use-optimal-row-height="true"/>
    </style:style>
    <style:style style:name="ro2" style:family="table-row">
      <style:table-row-properties style:row-height="0.473cm" fo:break-before="auto" style:use-optimal-row-height="true"/>
    </style:style>
    <style:style style:name="ro6" style:family="table-row">
      <style:table-row-properties style:row-height="0.473cm" fo:break-before="auto" style:use-optimal-row-height="true"/>
    </style:style>
    <style:style style:name="ro5" style:family="table-row">
      <style:table-row-properties style:row-height="5.528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style="italic" fo:font-weight="bold" style:font-style-asian="italic" style:font-weight-asian="bold" style:font-style-complex="italic" style:font-weight-complex="bold"/>
    </style:style>
    <style:style style:name="ce5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51"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2" style:family="table-cell" style:parent-style-name="Default" style:data-style-name="N84">
      <style:table-cell-properties fo:background-color="#ff00ff" style:text-align-source="fix" style:repeat-content="false"/>
      <style:paragraph-properties fo:text-align="end" fo:margin-left="0cm"/>
    </style:style>
    <style:style style:name="ce53" style:family="table-cell" style:parent-style-name="Default" style:data-style-name="N84">
      <style:table-cell-properties style:text-align-source="fix" style:repeat-content="false"/>
      <style:paragraph-properties fo:text-align="end" fo:margin-left="0cm"/>
    </style:style>
    <style:style style:name="ce54" style:family="table-cell" style:parent-style-name="Default">
      <style:table-cell-properties fo:border-bottom="0.018cm solid #000000" fo:border-left="none" fo:border-right="none" fo:border-top="none"/>
    </style:style>
    <style:style style:name="ce55" style:family="table-cell" style:parent-style-name="Default" style:data-style-name="N108">
      <style:table-cell-properties style:text-align-source="fix" style:repeat-content="false"/>
      <style:paragraph-properties fo:text-align="end" fo:margin-left="0cm"/>
    </style:style>
    <style:style style:name="ce56" style:family="table-cell" style:parent-style-name="Default" style:data-style-name="N109">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57" style:family="table-cell" style:parent-style-name="Default" style:data-style-name="N109"/>
    <style:style style:name="ce58" style:family="table-cell" style:parent-style-name="Default" style:data-style-name="N109">
      <style:text-properties fo:font-style="italic" fo:font-weight="bold" style:font-style-asian="italic" style:font-weight-asian="bold" style:font-style-complex="italic" style:font-weight-complex="bold"/>
    </style:style>
    <style:style style:name="ce59" style:family="table-cell" style:parent-style-name="Default" style:data-style-name="N109">
      <style:table-cell-properties fo:border-bottom="0.018cm solid #000000" style:text-align-source="fix" style:repeat-content="false" fo:border-left="none" fo:border-right="0.018cm solid #000000" fo:border-top="none"/>
      <style:paragraph-properties fo:text-align="end" fo:margin-left="0cm"/>
      <style:text-properties fo:font-style="italic" style:font-style-asian="italic" style:font-style-complex="italic"/>
    </style:style>
    <style:style style:name="ce60" style:family="table-cell" style:parent-style-name="Default" style:data-style-name="N109">
      <style:table-cell-properties fo:border-bottom="none" fo:border-left="none" fo:border-right="0.018cm solid #000000" fo:border-top="none"/>
    </style:style>
    <style:style style:name="ce61" style:family="table-cell" style:parent-style-name="Default" style:data-style-name="N100">
      <style:table-cell-properties style:text-align-source="fix" style:repeat-content="false"/>
      <style:paragraph-properties fo:text-align="start" fo:margin-left="0cm"/>
    </style:style>
    <style:style style:name="ce62" style:family="table-cell" style:parent-style-name="Default" style:data-style-name="N100">
      <style:table-cell-properties style:text-align-source="fix" style:repeat-content="false"/>
      <style:paragraph-properties fo:text-align="start" fo:margin-left="0cm"/>
      <style:text-properties fo:font-style="italic" fo:font-weight="bold" style:font-style-asian="italic" style:font-weight-asian="bold" style:font-style-complex="italic" style:font-weight-complex="bold"/>
    </style:style>
    <style:style style:name="ce63" style:family="table-cell" style:parent-style-name="Default" style:data-style-name="N100">
      <style:table-cell-properties fo:border-bottom="0.018cm solid #000000" style:text-align-source="fix" style:repeat-content="false" fo:border-left="0.018cm solid #000000" fo:border-right="none" fo:border-top="none"/>
      <style:paragraph-properties fo:text-align="start" fo:margin-left="0cm"/>
      <style:text-properties fo:font-style="italic" style:font-style-asian="italic" style:font-style-complex="italic"/>
    </style:style>
    <style:style style:name="ce64" style:family="table-cell" style:parent-style-name="Default" style:data-style-name="N100">
      <style:table-cell-properties fo:border-bottom="none" fo:background-color="#ff00ff" style:text-align-source="fix" style:repeat-content="false" fo:border-left="0.018cm solid #000000" fo:border-right="none" fo:border-top="none"/>
      <style:paragraph-properties fo:text-align="start" fo:margin-left="0cm"/>
    </style:style>
    <style:style style:name="ce65" style:family="table-cell" style:parent-style-name="Default" style:data-style-name="N100">
      <style:table-cell-properties fo:border-bottom="none" style:text-align-source="fix" style:repeat-content="false" fo:border-left="0.018cm solid #000000" fo:border-right="none" fo:border-top="none"/>
      <style:paragraph-properties fo:text-align="start" fo:margin-left="0cm"/>
    </style:style>
    <style:style style:name="ce66" style:family="table-cell" style:parent-style-name="Default" style:data-style-name="N100"/>
    <style:style style:name="ce67" style:family="table-cell" style:parent-style-name="Default" style:data-style-name="N100">
      <style:text-properties fo:font-style="italic" fo:font-weight="bold" style:font-style-asian="italic" style:font-weight-asian="bold" style:font-style-complex="italic" style:font-weight-complex="bold"/>
    </style:style>
    <style:style style:name="ce68" style:family="table-cell" style:parent-style-name="Default" style:data-style-name="N100">
      <style:table-cell-properties fo:border-bottom="0.018cm solid #000000" style:text-align-source="fix" style:repeat-content="false" fo:border-left="none" fo:border-right="none" fo:border-top="none"/>
      <style:paragraph-properties fo:text-align="end" fo:margin-left="0cm"/>
      <style:text-properties fo:font-style="italic" style:font-style-asian="italic" style:font-style-complex="italic"/>
    </style:style>
    <style:style style:name="ce69" style:family="table-cell" style:parent-style-name="Default" style:data-style-name="N100">
      <style:table-cell-properties style:text-align-source="fix" style:repeat-content="false"/>
      <style:paragraph-properties fo:text-align="end" fo:margin-left="0cm"/>
      <style:text-properties fo:font-style="italic" style:font-style-asian="italic" style:font-style-complex="italic"/>
    </style:style>
    <style:style style:name="ce7" style:family="table-cell" style:parent-style-name="Default">
      <style:table-cell-properties style:text-align-source="fix" style:repeat-content="false"/>
      <style:paragraph-properties fo:text-align="center" fo:margin-left="0cm"/>
    </style:style>
    <style:style style:name="ce17" style:family="table-cell" style:parent-style-name="Default" style:data-style-name="N108">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18" style:family="table-cell" style:parent-style-name="Default" style:data-style-name="N108">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19" style:family="table-cell" style:parent-style-name="Default" style:data-style-name="N108">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0" style:family="table-cell" style:parent-style-name="Default" style:data-style-name="N108"/>
    <style:style style:name="ce21" style:family="table-cell" style:parent-style-name="Default">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22" style:family="table-cell" style:parent-style-name="Default">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23" style:family="table-cell" style:parent-style-name="Default">
      <style:table-cell-properties fo:border-bottom="0.035cm solid #000000" style:text-align-source="fix" style:repeat-content="false" fo:border-left="none" fo:border-right="none" fo:border-top="none"/>
      <style:paragraph-properties fo:text-align="start" fo:margin-left="0cm"/>
      <style:text-properties fo:font-size="12pt" fo:font-style="normal"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style:text-align-source="fix" style:repeat-content="false"/>
      <style:paragraph-properties fo:text-align="start" fo:margin-left="0cm"/>
    </style:style>
    <style:style style:name="ce25" style:family="table-cell" style:parent-style-name="Default">
      <style:table-cell-properties fo:border-bottom="0.018cm solid #000000" style:text-align-source="fix" style:repeat-content="false" fo:border-left="none" fo:border-right="none" fo:border-top="none"/>
      <style:paragraph-properties fo:text-align="end"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style:text-align-source="fix" style:repeat-content="false"/>
      <style:paragraph-properties fo:text-align="end" fo:margin-left="0cm"/>
    </style:style>
    <style:style style:name="ce27" style:family="table-cell" style:parent-style-name="Default">
      <style:table-cell-properties fo:border-bottom="0.035cm solid #000000" fo:border-left="none" fo:border-right="none" fo:border-top="none"/>
      <style:text-properties fo:font-size="12pt" fo:font-style="normal"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018cm solid #000000" fo:border-left="none" fo:border-right="none" fo:border-top="none"/>
      <style:text-properties fo:font-style="italic" fo:font-weight="bold" style:font-style-asian="italic" style:font-weight-asian="bold" style:font-style-complex="italic" style:font-weight-complex="bold"/>
    </style:style>
    <style:style style:name="ce29"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30" style:family="table-cell" style:parent-style-name="Default">
      <style:table-cell-properties fo:border-bottom="0.018cm solid #000000" style:text-align-source="fix" style:repeat-content="false" fo:border-left="none"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31" style:family="table-cell" style:parent-style-name="Default">
      <style:table-cell-properties style:text-align-source="fix" style:repeat-content="false"/>
      <style:paragraph-properties fo:text-align="center" fo:margin-left="0cm"/>
      <style:text-properties style:font-name="Wingdings" style:font-name-asian="Wingdings" style:font-name-complex="Wingdings"/>
    </style:style>
    <style:style style:name="ce33" style:family="table-cell" style:parent-style-name="Default" style:data-style-name="N109">
      <style:table-cell-properties style:text-align-source="fix" style:repeat-content="false"/>
      <style:paragraph-properties fo:text-align="end" fo:margin-left="0cm"/>
      <style:text-properties fo:font-style="italic" fo:font-weight="normal" style:font-style-asian="italic" style:font-weight-asian="normal" style:font-style-complex="italic" style:font-weight-complex="normal"/>
    </style:style>
    <style:style style:name="ce34" style:family="table-cell" style:parent-style-name="Default" style:data-style-name="N109">
      <style:table-cell-properties style:text-align-source="value-type" style:repeat-content="false"/>
      <style:paragraph-properties fo:margin-left="0cm"/>
      <style:text-properties fo:font-style="normal" fo:font-weight="normal" style:font-style-asian="normal" style:font-weight-asian="normal" style:font-style-complex="normal" style:font-weight-complex="normal"/>
    </style:style>
    <style:style style:name="ce35" style:family="table-cell" style:parent-style-name="Default" style:data-style-name="N109">
      <style:table-cell-properties fo:border-bottom="none" style:text-align-source="fix" style:repeat-content="false" fo:border-left="none" fo:border-right="0.002cm solid #999999" fo:border-top="none"/>
      <style:paragraph-properties fo:text-align="end" fo:margin-left="0cm"/>
      <style:text-properties fo:font-style="italic" fo:font-weight="normal" style:font-style-asian="italic" style:font-weight-asian="normal" style:font-style-complex="italic" style:font-weight-complex="normal"/>
    </style:style>
    <style:style style:name="ce36" style:family="table-cell" style:parent-style-name="Default" style:data-style-name="N109">
      <style:table-cell-properties fo:border-bottom="none" style:text-align-source="value-type" style:repeat-content="false" fo:border-left="none" fo:border-right="0.002cm solid #999999" fo:border-top="none"/>
      <style:paragraph-properties fo:margin-left="0cm"/>
      <style:text-properties fo:font-style="normal" fo:font-weight="normal" style:font-style-asian="normal" style:font-weight-asian="normal" style:font-style-complex="normal" style:font-weight-complex="normal"/>
    </style:style>
    <style:style style:name="ce37" style:family="table-cell" style:parent-style-name="Default" style:data-style-name="N109">
      <style:table-cell-properties fo:border-bottom="0.035cm solid #000000" fo:border-left="none" fo:border-right="0.002cm solid #999999" fo:border-top="none"/>
      <style:text-properties fo:font-size="12pt" fo:font-style="normal" fo:font-weight="bold" style:font-size-asian="12pt" style:font-style-asian="normal" style:font-weight-asian="bold" style:font-size-complex="12pt" style:font-style-complex="normal" style:font-weight-complex="bold"/>
    </style:style>
    <style:style style:name="ce38" style:family="table-cell" style:parent-style-name="Default" style:data-style-name="N109">
      <style:table-cell-properties fo:border-bottom="none" fo:border-left="none" fo:border-right="0.002cm solid #999999" fo:border-top="none"/>
    </style:style>
    <style:style style:name="ce39" style:family="table-cell" style:parent-style-name="Default" style:data-style-name="N109">
      <style:table-cell-properties fo:border-bottom="0.018cm solid #000000" fo:border-left="none" fo:border-right="0.002cm solid #999999" fo:border-top="none"/>
      <style:text-properties fo:font-style="italic" fo:font-weight="bold" style:font-style-asian="italic" style:font-weight-asian="bold" style:font-style-complex="italic" style:font-weight-complex="bold"/>
    </style:style>
    <style:style style:name="ce40" style:family="table-cell" style:parent-style-name="Default" style:data-style-name="N109">
      <style:table-cell-properties fo:border-bottom="none" style:text-align-source="fix" style:repeat-content="false" fo:border-left="none" fo:border-right="0.002cm solid #000000" fo:border-top="none"/>
      <style:paragraph-properties fo:text-align="end" fo:margin-left="0cm"/>
      <style:text-properties fo:font-style="italic" fo:font-weight="normal" style:font-style-asian="italic" style:font-weight-asian="normal" style:font-style-complex="italic" style:font-weight-complex="normal"/>
    </style:style>
    <style:style style:name="ce41" style:family="table-cell" style:parent-style-name="Default" style:data-style-name="N109">
      <style:table-cell-properties fo:border-bottom="none" style:text-align-source="value-type" style:repeat-content="false" fo:border-left="none" fo:border-right="0.002cm solid #000000" fo:border-top="none"/>
      <style:paragraph-properties fo:margin-left="0cm"/>
      <style:text-properties fo:font-style="normal" fo:font-weight="normal" style:font-style-asian="normal" style:font-weight-asian="normal" style:font-style-complex="normal" style:font-weight-complex="normal"/>
    </style:style>
    <style:style style:name="ce42" style:family="table-cell" style:parent-style-name="Default" style:data-style-name="N109">
      <style:table-cell-properties fo:border-bottom="0.035cm solid #000000" fo:border-left="none" fo:border-right="0.002cm solid #000000" fo:border-top="none"/>
      <style:text-properties fo:font-size="12pt" fo:font-style="normal" fo:font-weight="bold" style:font-size-asian="12pt" style:font-style-asian="normal" style:font-weight-asian="bold" style:font-size-complex="12pt" style:font-style-complex="normal" style:font-weight-complex="bold"/>
    </style:style>
    <style:style style:name="ce43" style:family="table-cell" style:parent-style-name="Default" style:data-style-name="N109">
      <style:table-cell-properties fo:border-bottom="none" fo:border-left="none" fo:border-right="0.002cm solid #000000" fo:border-top="none"/>
    </style:style>
    <style:style style:name="ce44" style:family="table-cell" style:parent-style-name="Default" style:data-style-name="N109">
      <style:table-cell-properties fo:border-bottom="0.018cm solid #000000" fo:border-left="none" fo:border-right="0.002cm solid #000000" fo:border-top="none"/>
      <style:text-properties fo:font-style="italic" fo:font-weight="bold" style:font-style-asian="italic" style:font-weight-asian="bold" style:font-style-complex="italic" style:font-weight-complex="bold"/>
    </style:style>
    <style:style style:name="ce45" style:family="table-cell" style:parent-style-name="Default" style:data-style-name="N109">
      <style:table-cell-properties fo:border-bottom="0.018cm solid #000000" fo:border-left="none" fo:border-right="0.018cm solid #000000" fo:border-top="none"/>
      <style:text-properties fo:font-style="italic" fo:font-weight="bold" style:font-style-asian="italic" style:font-weight-asian="bold" style:font-style-complex="italic" style:font-weight-complex="bold"/>
    </style:style>
    <style:style style:name="ce46" style:family="table-cell" style:parent-style-name="Default">
      <style:text-properties fo:font-size="12pt" fo:font-style="normal" fo:font-weight="bold" style:font-size-asian="12pt" style:font-style-asian="normal" style:font-weight-asian="bold" style:font-size-complex="12pt" style:font-style-complex="normal" style:font-weight-complex="bold"/>
    </style:style>
    <style:style style:name="ce73" style:family="table-cell" style:parent-style-name="Default">
      <style:table-cell-properties fo:background-color="transparent"/>
    </style:style>
    <style:style style:name="ce74" style:family="table-cell" style:parent-style-name="Default">
      <style:table-cell-properties fo:wrap-option="wrap"/>
    </style:style>
  </office:automatic-styles>
  <office:body>
    <office:spreadsheet>
      <table:table table:name="0. Overview" table:style-name="ta1" table:print="false">
        <office:forms form:automatic-focus="false" form:apply-design-mode="false"/>
        <table:table-column table:style-name="co16" table:default-cell-style-name="Default"/>
        <table:table-column table:style-name="co17" table:default-cell-style-name="Default"/>
        <table:table-column table:style-name="co3" table:default-cell-style-name="Default"/>
        <table:table-column table:style-name="co18" table:default-cell-style-name="Default"/>
        <table:table-column table:style-name="co5" table:default-cell-style-name="Default"/>
        <table:table-column table:style-name="co19" table:number-columns-repeated="2" table:default-cell-style-name="Default"/>
        <table:table-column table:style-name="co20" table:number-columns-repeated="4" table:default-cell-style-name="ce66"/>
        <table:table-column table:style-name="co21" table:default-cell-style-name="ce66"/>
        <table:table-column table:style-name="co22" table:default-cell-style-name="ce66"/>
        <table:table-column table:style-name="co21" table:default-cell-style-name="ce66"/>
        <table:table-column table:style-name="co22" table:number-columns-repeated="3" table:default-cell-style-name="ce66"/>
        <table:table-column table:style-name="co10" table:number-columns-repeated="1005" table:default-cell-style-name="Default"/>
        <table:table-row table:style-name="ro1">
          <table:table-cell table:number-columns-repeated="5"/>
          <table:table-cell table:style-name="ce57" table:number-columns-repeated="2"/>
          <table:table-cell table:style-name="ce61" table:number-columns-repeated="4"/>
          <table:table-cell table:number-columns-repeated="1011"/>
        </table:table-row>
        <table:table-row table:style-name="ro1">
          <table:table-cell table:style-name="ce1" table:formula="of:=CONCATENATE(&quot;A YAT release is done in &quot;; COUNTA([.C4:.C10]); &quot; steps:&quot;)" office:value-type="string" office:string-value="A YAT release is done in 7 steps:">
            <text:p>A YAT release is done in 7 steps:</text:p>
          </table:table-cell>
          <table:table-cell table:style-name="ce1" table:number-columns-repeated="4"/>
          <table:table-cell table:style-name="ce58" table:number-columns-repeated="2"/>
          <table:table-cell table:style-name="ce62" table:number-columns-repeated="4"/>
          <table:table-cell table:style-name="ce67" table:number-columns-repeated="6"/>
          <table:table-cell table:style-name="ce1" table:number-columns-repeated="1005"/>
        </table:table-row>
        <table:table-row table:style-name="ro1">
          <table:table-cell table:number-columns-repeated="2"/>
          <table:table-cell table:style-name="ce54"/>
          <table:table-cell table:style-name="ce56"/>
          <table:table-cell table:style-name="ce56" office:value-type="string">
            <text:p>Duration</text:p>
          </table:table-cell>
          <table:table-cell table:style-name="ce59" office:value-type="string">
            <text:p>Step</text:p>
          </table:table-cell>
          <table:table-cell table:style-name="ce59" office:value-type="string">
            <text:p>Total</text:p>
          </table:table-cell>
          <table:table-cell table:style-name="ce61" table:number-columns-repeated="4"/>
          <table:table-cell table:number-columns-repeated="1011"/>
        </table:table-row>
        <table:table-row table:style-name="ro1">
          <table:table-cell table:number-columns-repeated="2"/>
          <table:table-cell table:style-name="ce55" office:value-type="float" office:value="1">
            <text:p>1.</text:p>
          </table:table-cell>
          <table:table-cell table:formula="of:=['1. Preparation'.E3]" office:value-type="string" office:string-value="Preparation">
            <text:p>Preparation</text:p>
          </table:table-cell>
          <table:table-cell/>
          <table:table-cell table:style-name="ce60" table:formula="of:=['1. Preparation'.$H$3]" office:value-type="time" office:time-value="PT01H55M00S">
            <text:p>01:55</text:p>
          </table:table-cell>
          <table:table-cell table:style-name="ce60" table:formula="of:=['1. Preparation'.$J$3]" office:value-type="time" office:time-value="PT01H55M00S">
            <text:p>01:55</text:p>
          </table:table-cell>
          <table:table-cell table:style-name="ce61" table:number-columns-repeated="4"/>
          <table:table-cell table:number-columns-repeated="1011"/>
        </table:table-row>
        <table:table-row table:style-name="ro1">
          <table:table-cell table:number-columns-repeated="2"/>
          <table:table-cell table:style-name="ce55" table:formula="of:=[.C4]+1" office:value-type="float" office:value="2">
            <text:p>2.</text:p>
          </table:table-cell>
          <table:table-cell table:formula="of:=['2. Software Testing'.E3]" office:value-type="string" office:string-value="Software Testing">
            <text:p>Software Testing</text:p>
          </table:table-cell>
          <table:table-cell/>
          <table:table-cell table:style-name="ce60" table:formula="of:=['2. Software Testing'.$H$3]" office:value-type="time" office:time-value="PT05H25M00S">
            <text:p>05:25</text:p>
          </table:table-cell>
          <table:table-cell table:style-name="ce60" table:formula="of:=['2. Software Testing'.$J$3]" office:value-type="time" office:time-value="PT07H20M00S">
            <text:p>07:20</text:p>
          </table:table-cell>
          <table:table-cell table:style-name="ce61" table:number-columns-repeated="4"/>
          <table:table-cell table:number-columns-repeated="1011"/>
        </table:table-row>
        <table:table-row table:style-name="ro1">
          <table:table-cell table:number-columns-repeated="2"/>
          <table:table-cell table:style-name="ce55" table:formula="of:=[.C5]+1" office:value-type="float" office:value="3">
            <text:p>3.</text:p>
          </table:table-cell>
          <table:table-cell table:formula="of:=['3. Build'.E3]" office:value-type="string" office:string-value="Build">
            <text:p>Build</text:p>
          </table:table-cell>
          <table:table-cell/>
          <table:table-cell table:style-name="ce60" table:formula="of:=['3. Build'.$H$3]" office:value-type="time" office:time-value="PT00H30M00S">
            <text:p>00:30</text:p>
          </table:table-cell>
          <table:table-cell table:style-name="ce60" table:formula="of:=['3. Build'.$J$3]" office:value-type="time" office:time-value="PT07H50M00S">
            <text:p>07:50</text:p>
          </table:table-cell>
          <table:table-cell table:style-name="ce61" table:number-columns-repeated="4"/>
          <table:table-cell table:number-columns-repeated="1011"/>
        </table:table-row>
        <table:table-row table:style-name="ro1">
          <table:table-cell table:number-columns-repeated="2"/>
          <table:table-cell table:style-name="ce55" table:formula="of:=[.C6]+1" office:value-type="float" office:value="4">
            <text:p>4.</text:p>
          </table:table-cell>
          <table:table-cell table:formula="of:=['4. Installation Testing'.E3]" office:value-type="string" office:string-value="Installation Testing">
            <text:p>Installation Testing</text:p>
          </table:table-cell>
          <table:table-cell/>
          <table:table-cell table:style-name="ce60" table:formula="of:=['4. Installation Testing'.$H$3]" office:value-type="time" office:time-value="PT00H30M00S">
            <text:p>00:30</text:p>
          </table:table-cell>
          <table:table-cell table:style-name="ce60" table:formula="of:=['4. Installation Testing'.$J$3]" office:value-type="time" office:time-value="PT08H20M00S">
            <text:p>08:20</text:p>
          </table:table-cell>
          <table:table-cell table:style-name="ce61" table:number-columns-repeated="4"/>
          <table:table-cell table:number-columns-repeated="1011"/>
        </table:table-row>
        <table:table-row table:style-name="ro1">
          <table:table-cell table:number-columns-repeated="2"/>
          <table:table-cell table:style-name="ce55" table:formula="of:=[.C7]+1" office:value-type="float" office:value="5">
            <text:p>5.</text:p>
          </table:table-cell>
          <table:table-cell table:formula="of:=['5. Packaging'.E3]" office:value-type="string" office:string-value="Packaging">
            <text:p>Packaging</text:p>
          </table:table-cell>
          <table:table-cell/>
          <table:table-cell table:style-name="ce60" table:formula="of:=['4. Installation Testing'.$H$3]" office:value-type="time" office:time-value="PT00H30M00S">
            <text:p>00:30</text:p>
          </table:table-cell>
          <table:table-cell table:style-name="ce60" table:formula="of:=['4. Installation Testing'.$J$3]" office:value-type="time" office:time-value="PT08H20M00S">
            <text:p>08:20</text:p>
          </table:table-cell>
          <table:table-cell table:style-name="ce61" table:number-columns-repeated="4"/>
          <table:table-cell table:number-columns-repeated="1011"/>
        </table:table-row>
        <table:table-row table:style-name="ro1">
          <table:table-cell table:number-columns-repeated="2"/>
          <table:table-cell table:style-name="ce55" table:formula="of:=[.C8]+1" office:value-type="float" office:value="6">
            <text:p>6.</text:p>
          </table:table-cell>
          <table:table-cell table:formula="of:=['6. Upload'.E3]" office:value-type="string" office:string-value="Upload">
            <text:p>Upload</text:p>
          </table:table-cell>
          <table:table-cell/>
          <table:table-cell table:style-name="ce60" table:formula="of:=['6. Upload'.$H$3]" office:value-type="time" office:time-value="PT00H50M00S">
            <text:p>00:50</text:p>
          </table:table-cell>
          <table:table-cell table:style-name="ce60" table:formula="of:=['6. Upload'.$J$3]" office:value-type="time" office:time-value="PT09H10M00S">
            <text:p>09:10</text:p>
          </table:table-cell>
          <table:table-cell table:style-name="ce61" table:number-columns-repeated="4"/>
          <table:table-cell table:number-columns-repeated="1011"/>
        </table:table-row>
        <table:table-row table:style-name="ro1">
          <table:table-cell table:number-columns-repeated="2"/>
          <table:table-cell table:style-name="ce55" table:formula="of:=[.C9]+1" office:value-type="float" office:value="7">
            <text:p>7.</text:p>
          </table:table-cell>
          <table:table-cell table:formula="of:=['7. Finalization'.E3]" office:value-type="string" office:string-value="Finalization">
            <text:p>Finalization</text:p>
          </table:table-cell>
          <table:table-cell/>
          <table:table-cell table:style-name="ce60" table:formula="of:=['7. Finalization'.$H$3]" office:value-type="time" office:time-value="PT02H05M00S">
            <text:p>02:05</text:p>
          </table:table-cell>
          <table:table-cell table:style-name="ce60" table:formula="of:=['7. Finalization'.$J$3]" office:value-type="time" office:time-value="PT11H00M00S">
            <text:p>11:00</text:p>
          </table:table-cell>
          <table:table-cell table:style-name="ce61" table:number-columns-repeated="4"/>
          <table:table-cell table:number-columns-repeated="1011"/>
        </table:table-row>
        <table:table-row table:style-name="ro1" table:number-rows-repeated="2">
          <table:table-cell table:number-columns-repeated="5"/>
          <table:table-cell table:style-name="ce57" table:number-columns-repeated="2"/>
          <table:table-cell table:style-name="ce61" table:number-columns-repeated="4"/>
          <table:table-cell table:number-columns-repeated="1011"/>
        </table:table-row>
        <table:table-row table:style-name="ro1">
          <table:table-cell table:style-name="ce1" office:value-type="string">
            <text:p>The YAT story:</text:p>
          </table:table-cell>
          <table:table-cell table:style-name="ce1" table:number-columns-repeated="4"/>
          <table:table-cell table:style-name="ce58" table:number-columns-repeated="2"/>
          <table:table-cell table:style-name="ce62" table:number-columns-repeated="4"/>
          <table:table-cell table:style-name="ce67" table:number-columns-repeated="6"/>
          <table:table-cell table:style-name="ce1" table:number-columns-repeated="1005"/>
        </table:table-row>
        <table:table-row table:style-name="ro1">
          <table:table-cell table:style-name="ce50"/>
          <table:table-cell table:style-name="ce51" table:number-columns-repeated="4"/>
          <table:table-cell table:style-name="ce56" table:number-columns-repeated="2"/>
          <table:table-cell table:style-name="ce63" office:value-type="string">
            <text:p>YAT</text:p>
          </table:table-cell>
          <table:table-cell table:style-name="ce63" office:value-type="string">
            <text:p>MKY</text:p>
          </table:table-cell>
          <table:table-cell table:style-name="ce63" office:value-type="string">
            <text:p>ALAZ</text:p>
          </table:table-cell>
          <table:table-cell table:style-name="ce63" office:value-type="string">
            <text:p>NUnit</text:p>
          </table:table-cell>
          <table:table-cell table:style-name="ce68"/>
          <table:table-cell table:style-name="ce63" office:value-type="string">
            <text:p>SVN</text:p>
          </table:table-cell>
          <table:table-cell table:style-name="ce68"/>
          <table:table-cell table:style-name="ce63" office:value-type="string">
            <text:p>LU.xml</text:p>
          </table:table-cell>
          <table:table-cell table:style-name="ce63" office:value-type="string">
            <text:p>.yat</text:p>
          </table:table-cell>
          <table:table-cell table:style-name="ce63" office:value-type="string">
            <text:p>.yaw</text:p>
          </table:table-cell>
          <table:table-cell table:style-name="ce50" table:number-columns-repeated="1005"/>
        </table:table-row>
        <table:table-row table:style-name="ro1">
          <table:table-cell table:style-name="ce50"/>
          <table:table-cell table:style-name="ce52" office:value-type="string">
            <text:p>?</text:p>
          </table:table-cell>
          <table:table-cell table:style-name="ce7" office:value-type="string">
            <text:p>:</text:p>
          </table:table-cell>
          <table:table-cell office:value-type="string">
            <text:p>YAT 2.0 Beta 4 Candidate 2</text:p>
          </table:table-cell>
          <table:table-cell table:number-columns-repeated="3"/>
          <table:table-cell table:style-name="ce64" office:value-type="string">
            <text:p>1.99.xx</text:p>
          </table:table-cell>
          <table:table-cell table:style-name="ce65" office:value-type="string">
            <text:p>1.0.9</text:p>
          </table:table-cell>
          <table:table-cell table:style-name="ce65" office:value-type="string">
            <text:p>3.5.7</text:p>
          </table:table-cell>
          <table:table-cell table:style-name="ce65" office:value-type="string">
            <text:p>1.0.6</text:p>
          </table:table-cell>
          <table:table-cell table:style-name="ce69"/>
          <table:table-cell table:style-name="ce64" office:value-type="string">
            <text:p>?</text:p>
          </table:table-cell>
          <table:table-cell table:style-name="ce69"/>
          <table:table-cell table:number-columns-repeated="2" table:style-name="ce65" office:value-type="string">
            <text:p>1.3.1</text:p>
          </table:table-cell>
          <table:table-cell table:style-name="ce65" office:value-type="string">
            <text:p>1.1.1</text:p>
          </table:table-cell>
          <table:table-cell table:style-name="ce50" table:number-columns-repeated="1005"/>
        </table:table-row>
        <table:table-row table:style-name="ro1">
          <table:table-cell table:style-name="ce50"/>
          <table:table-cell table:style-name="ce53" office:value-type="date" office:date-value="2011-12-05">
            <text:p>2011-12-05</text:p>
          </table:table-cell>
          <table:table-cell table:style-name="ce7" office:value-type="string">
            <text:p>:</text:p>
          </table:table-cell>
          <table:table-cell office:value-type="string">
            <text:p>YAT 2.0 Beta 4 Candidate 1</text:p>
          </table:table-cell>
          <table:table-cell table:number-columns-repeated="3"/>
          <table:table-cell table:style-name="ce65" office:value-type="string">
            <text:p>1.99.28</text:p>
          </table:table-cell>
          <table:table-cell table:style-name="ce65" office:value-type="string">
            <text:p>1.0.7</text:p>
          </table:table-cell>
          <table:table-cell table:style-name="ce65" office:value-type="string">
            <text:p>3.5.5</text:p>
          </table:table-cell>
          <table:table-cell table:style-name="ce65" office:value-type="string">
            <text:p>1.0.4</text:p>
          </table:table-cell>
          <table:table-cell table:style-name="ce69"/>
          <table:table-cell table:style-name="ce65" office:value-type="string">
            <text:p>502</text:p>
          </table:table-cell>
          <table:table-cell table:style-name="ce69"/>
          <table:table-cell table:number-columns-repeated="2" table:style-name="ce65" office:value-type="string">
            <text:p>1.3.0</text:p>
          </table:table-cell>
          <table:table-cell table:style-name="ce65" office:value-type="string">
            <text:p>1.1.0</text:p>
          </table:table-cell>
          <table:table-cell table:style-name="ce50" table:number-columns-repeated="1005"/>
        </table:table-row>
        <table:table-row table:style-name="ro1">
          <table:table-cell/>
          <table:table-cell table:style-name="ce53" office:value-type="date" office:date-value="2011-04-25">
            <text:p>2011-04-25</text:p>
          </table:table-cell>
          <table:table-cell table:style-name="ce7" office:value-type="string">
            <text:p>:</text:p>
          </table:table-cell>
          <table:table-cell office:value-type="string">
            <text:p>YAT 2.0 Beta 3 Candidate 4</text:p>
          </table:table-cell>
          <table:table-cell table:number-columns-repeated="3"/>
          <table:table-cell table:style-name="ce65" office:value-type="string">
            <text:p>1.99.26</text:p>
          </table:table-cell>
          <table:table-cell table:style-name="ce65" office:value-type="string">
            <text:p>1.0.5</text:p>
          </table:table-cell>
          <table:table-cell table:style-name="ce65" office:value-type="string">
            <text:p>3.5.3</text:p>
          </table:table-cell>
          <table:table-cell table:style-name="ce65" office:value-type="string">
            <text:p>1.0.2</text:p>
          </table:table-cell>
          <table:table-cell/>
          <table:table-cell table:style-name="ce65" office:value-type="string">
            <text:p>419</text:p>
          </table:table-cell>
          <table:table-cell/>
          <table:table-cell table:style-name="ce65" office:value-type="string">
            <text:p>1.2.4</text:p>
          </table:table-cell>
          <table:table-cell table:style-name="ce65" office:value-type="string">
            <text:p>1.2.9</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10-11-28">
            <text:p>2010-11-28</text:p>
          </table:table-cell>
          <table:table-cell table:style-name="ce7" office:value-type="string">
            <text:p>:</text:p>
          </table:table-cell>
          <table:table-cell office:value-type="string">
            <text:p>YAT 2.0 Beta 3 Candidate 3</text:p>
          </table:table-cell>
          <table:table-cell table:number-columns-repeated="3"/>
          <table:table-cell table:style-name="ce65" office:value-type="string">
            <text:p>1.99.25</text:p>
          </table:table-cell>
          <table:table-cell table:style-name="ce65" office:value-type="string">
            <text:p>1.0.4</text:p>
          </table:table-cell>
          <table:table-cell table:style-name="ce65" office:value-type="string">
            <text:p>3.5.2</text:p>
          </table:table-cell>
          <table:table-cell table:style-name="ce65" office:value-type="string">
            <text:p>1.0.1</text:p>
          </table:table-cell>
          <table:table-cell/>
          <table:table-cell table:style-name="ce65" office:value-type="string">
            <text:p>385</text:p>
          </table:table-cell>
          <table:table-cell/>
          <table:table-cell table:style-name="ce65" office:value-type="string">
            <text:p>1.2.4</text:p>
          </table:table-cell>
          <table:table-cell table:style-name="ce65" office:value-type="string">
            <text:p>1.2.9</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10-11-11">
            <text:p>2010-11-11</text:p>
          </table:table-cell>
          <table:table-cell table:style-name="ce7" office:value-type="string">
            <text:p>:</text:p>
          </table:table-cell>
          <table:table-cell office:value-type="string">
            <text:p>YAT 2.0 Beta 3 Candidate 2</text:p>
          </table:table-cell>
          <table:table-cell table:number-columns-repeated="3"/>
          <table:table-cell table:style-name="ce65" office:value-type="string">
            <text:p>1.99.24</text:p>
          </table:table-cell>
          <table:table-cell table:style-name="ce65" office:value-type="string">
            <text:p>1.0.4</text:p>
          </table:table-cell>
          <table:table-cell table:style-name="ce65" office:value-type="string">
            <text:p>3.5.2</text:p>
          </table:table-cell>
          <table:table-cell table:style-name="ce65" office:value-type="string">
            <text:p>1.0.1</text:p>
          </table:table-cell>
          <table:table-cell/>
          <table:table-cell table:style-name="ce65" office:value-type="string">
            <text:p>369</text:p>
          </table:table-cell>
          <table:table-cell/>
          <table:table-cell table:style-name="ce65" office:value-type="string">
            <text:p>1.2.4</text:p>
          </table:table-cell>
          <table:table-cell table:style-name="ce65" office:value-type="string">
            <text:p>1.2.8</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9-09-10">
            <text:p>2009-09-10</text:p>
          </table:table-cell>
          <table:table-cell table:style-name="ce7" office:value-type="string">
            <text:p>:</text:p>
          </table:table-cell>
          <table:table-cell office:value-type="string">
            <text:p>YAT 2.0 Beta 3 Candidate 1</text:p>
          </table:table-cell>
          <table:table-cell table:number-columns-repeated="3"/>
          <table:table-cell table:style-name="ce65" office:value-type="string">
            <text:p>1.99.23</text:p>
          </table:table-cell>
          <table:table-cell table:style-name="ce65" office:value-type="string">
            <text:p>1.0.1</text:p>
          </table:table-cell>
          <table:table-cell table:style-name="ce65" office:value-type="string">
            <text:p>3.5.0</text:p>
          </table:table-cell>
          <table:table-cell table:style-name="ce61"/>
          <table:table-cell/>
          <table:table-cell table:style-name="ce65" office:value-type="string">
            <text:p>251</text:p>
          </table:table-cell>
          <table:table-cell/>
          <table:table-cell table:style-name="ce65" office:value-type="string">
            <text:p>1.2.4</text:p>
          </table:table-cell>
          <table:table-cell table:style-name="ce65" office:value-type="string">
            <text:p>1.2.7</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9-09-08">
            <text:p>2009-09-08</text:p>
          </table:table-cell>
          <table:table-cell table:style-name="ce7" office:value-type="string">
            <text:p>:</text:p>
          </table:table-cell>
          <table:table-cell office:value-type="string">
            <text:p>YAT 2.0 Beta 3 Candidate 1</text:p>
          </table:table-cell>
          <table:table-cell table:number-columns-repeated="3"/>
          <table:table-cell table:style-name="ce65" office:value-type="string">
            <text:p>1.99.22</text:p>
          </table:table-cell>
          <table:table-cell table:style-name="ce65" office:value-type="string">
            <text:p>1.0.1</text:p>
          </table:table-cell>
          <table:table-cell table:style-name="ce65" office:value-type="string">
            <text:p>3.5.0</text:p>
          </table:table-cell>
          <table:table-cell table:style-name="ce61"/>
          <table:table-cell/>
          <table:table-cell table:style-name="ce65" office:value-type="string">
            <text:p>247</text:p>
          </table:table-cell>
          <table:table-cell/>
          <table:table-cell table:style-name="ce65" office:value-type="string">
            <text:p>1.2.3</text:p>
          </table:table-cell>
          <table:table-cell table:style-name="ce65" office:value-type="string">
            <text:p>1.2.6</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7-18">
            <text:p>2008-07-18</text:p>
          </table:table-cell>
          <table:table-cell table:style-name="ce7" office:value-type="string">
            <text:p>:</text:p>
          </table:table-cell>
          <table:table-cell office:value-type="string">
            <text:p>YAT 2.0 Beta 2 Candidate 4</text:p>
          </table:table-cell>
          <table:table-cell table:number-columns-repeated="3"/>
          <table:table-cell table:style-name="ce65" office:value-type="string">
            <text:p>1.99.20</text:p>
          </table:table-cell>
          <table:table-cell table:style-name="ce65" office:value-type="string">
            <text:p>1.0.0</text:p>
          </table:table-cell>
          <table:table-cell table:style-name="ce65" office:value-type="string">
            <text:p>1.2.0</text:p>
          </table:table-cell>
          <table:table-cell table:style-name="ce61"/>
          <table:table-cell/>
          <table:table-cell table:style-name="ce65" office:value-type="string">
            <text:p>201</text:p>
          </table:table-cell>
          <table:table-cell/>
          <table:table-cell table:style-name="ce65" office:value-type="string">
            <text:p>1.2.3</text:p>
          </table:table-cell>
          <table:table-cell table:style-name="ce65" office:value-type="string">
            <text:p>1.2.5</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4-01">
            <text:p>2008-04-01</text:p>
          </table:table-cell>
          <table:table-cell table:style-name="ce7" office:value-type="string">
            <text:p>:</text:p>
          </table:table-cell>
          <table:table-cell office:value-type="string">
            <text:p>YAT 2.0 Beta 2 Candidate 3</text:p>
          </table:table-cell>
          <table:table-cell table:number-columns-repeated="3"/>
          <table:table-cell table:style-name="ce65" office:value-type="string">
            <text:p>1.99.19</text:p>
          </table:table-cell>
          <table:table-cell table:style-name="ce61" table:number-columns-repeated="3"/>
          <table:table-cell/>
          <table:table-cell table:style-name="ce65" office:value-type="string">
            <text:p>136</text:p>
          </table:table-cell>
          <table:table-cell/>
          <table:table-cell table:style-name="ce65" office:value-type="string">
            <text:p>1.2.2</text:p>
          </table:table-cell>
          <table:table-cell table:style-name="ce65" office:value-type="string">
            <text:p>1.2.4</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3-17">
            <text:p>2008-03-17</text:p>
          </table:table-cell>
          <table:table-cell table:style-name="ce7" office:value-type="string">
            <text:p>:</text:p>
          </table:table-cell>
          <table:table-cell office:value-type="string">
            <text:p>YAT 2.0 Beta 2 Candidate 2</text:p>
          </table:table-cell>
          <table:table-cell table:number-columns-repeated="3"/>
          <table:table-cell table:style-name="ce65" office:value-type="string">
            <text:p>1.99.18</text:p>
          </table:table-cell>
          <table:table-cell table:style-name="ce61" table:number-columns-repeated="3"/>
          <table:table-cell/>
          <table:table-cell table:style-name="ce65" office:value-type="string">
            <text:p>122</text:p>
          </table:table-cell>
          <table:table-cell/>
          <table:table-cell table:style-name="ce65" office:value-type="string">
            <text:p>1.2.2</text:p>
          </table:table-cell>
          <table:table-cell table:style-name="ce65" office:value-type="string">
            <text:p>1.2.3</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8-02-11">
            <text:p>2008-02-11</text:p>
          </table:table-cell>
          <table:table-cell table:style-name="ce7" office:value-type="string">
            <text:p>:</text:p>
          </table:table-cell>
          <table:table-cell office:value-type="string">
            <text:p>YAT 2.0 Beta 2 Candidate 1</text:p>
          </table:table-cell>
          <table:table-cell table:number-columns-repeated="3"/>
          <table:table-cell table:style-name="ce65" office:value-type="string">
            <text:p>1.99.17</text:p>
          </table:table-cell>
          <table:table-cell table:style-name="ce61" table:number-columns-repeated="3"/>
          <table:table-cell/>
          <table:table-cell table:style-name="ce65" office:value-type="string">
            <text:p>105</text:p>
          </table:table-cell>
          <table:table-cell/>
          <table:table-cell table:number-columns-repeated="2" table:style-name="ce65" office:value-type="string">
            <text:p>1.2.2</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7-08-30">
            <text:p>2007-08-30</text:p>
          </table:table-cell>
          <table:table-cell table:style-name="ce7" office:value-type="string">
            <text:p>:</text:p>
          </table:table-cell>
          <table:table-cell office:value-type="string">
            <text:p>YAT 2.0 Beta 2 Preliminary</text:p>
          </table:table-cell>
          <table:table-cell table:number-columns-repeated="3"/>
          <table:table-cell table:style-name="ce65" office:value-type="string">
            <text:p>1.99.13</text:p>
          </table:table-cell>
          <table:table-cell table:style-name="ce61" table:number-columns-repeated="3"/>
          <table:table-cell/>
          <table:table-cell table:style-name="ce65"/>
          <table:table-cell/>
          <table:table-cell table:number-columns-repeated="2" table:style-name="ce65" office:value-type="string">
            <text:p>1.2.1</text:p>
          </table:table-cell>
          <table:table-cell table:style-name="ce65" office:value-type="string">
            <text:p>1.0.0</text:p>
          </table:table-cell>
          <table:table-cell table:number-columns-repeated="1005"/>
        </table:table-row>
        <table:table-row table:style-name="ro1">
          <table:table-cell/>
          <table:table-cell table:style-name="ce53" office:value-type="date" office:date-value="2007-04-15">
            <text:p>2007-04-15</text:p>
          </table:table-cell>
          <table:table-cell table:style-name="ce7" office:value-type="string">
            <text:p>:</text:p>
          </table:table-cell>
          <table:table-cell office:value-type="string">
            <text:p>YAT 2.0 Beta 1</text:p>
          </table:table-cell>
          <table:table-cell table:number-columns-repeated="3"/>
          <table:table-cell table:style-name="ce65" office:value-type="string">
            <text:p>1.99.12</text:p>
          </table:table-cell>
          <table:table-cell table:style-name="ce61" table:number-columns-repeated="3"/>
          <table:table-cell/>
          <table:table-cell table:style-name="ce65" office:value-type="string">
            <text:p>9</text:p>
          </table:table-cell>
          <table:table-cell/>
          <table:table-cell table:number-columns-repeated="2" table:style-name="ce65" office:value-type="string">
            <text:p>1.2.0</text:p>
          </table:table-cell>
          <table:table-cell table:number-columns-repeated="1006"/>
        </table:table-row>
        <table:table-row table:style-name="ro1">
          <table:table-cell/>
          <table:table-cell table:style-name="ce53" office:value-type="date" office:date-value="2007-02-25">
            <text:p>2007-02-25</text:p>
          </table:table-cell>
          <table:table-cell table:style-name="ce7" office:value-type="string">
            <text:p>:</text:p>
          </table:table-cell>
          <table:table-cell office:value-type="string">
            <text:p>YAT 2.0 Alpha 3</text:p>
          </table:table-cell>
          <table:table-cell table:number-columns-repeated="3"/>
          <table:table-cell table:style-name="ce65" office:value-type="string">
            <text:p>1.99.8</text:p>
          </table:table-cell>
          <table:table-cell table:style-name="ce61" table:number-columns-repeated="3"/>
          <table:table-cell/>
          <table:table-cell table:style-name="ce61"/>
          <table:table-cell/>
          <table:table-cell table:number-columns-repeated="2" table:style-name="ce65" office:value-type="string">
            <text:p>1.1.2</text:p>
          </table:table-cell>
          <table:table-cell table:number-columns-repeated="1006"/>
        </table:table-row>
        <table:table-row table:style-name="ro1">
          <table:table-cell/>
          <table:table-cell table:style-name="ce53" office:value-type="date" office:date-value="2007-02-07">
            <text:p>2007-02-07</text:p>
          </table:table-cell>
          <table:table-cell table:style-name="ce7" office:value-type="string">
            <text:p>:</text:p>
          </table:table-cell>
          <table:table-cell office:value-type="string">
            <text:p>YAT 2.0 Alpha 2</text:p>
          </table:table-cell>
          <table:table-cell table:number-columns-repeated="3"/>
          <table:table-cell table:style-name="ce65" office:value-type="string">
            <text:p>1.99.3</text:p>
          </table:table-cell>
          <table:table-cell table:style-name="ce61" table:number-columns-repeated="3"/>
          <table:table-cell/>
          <table:table-cell table:style-name="ce61"/>
          <table:table-cell/>
          <table:table-cell table:number-columns-repeated="2" table:style-name="ce65" office:value-type="string">
            <text:p>1.1.1</text:p>
          </table:table-cell>
          <table:table-cell table:number-columns-repeated="1006"/>
        </table:table-row>
        <table:table-row table:style-name="ro1">
          <table:table-cell/>
          <table:table-cell table:style-name="ce53" office:value-type="date" office:date-value="2007-01-23">
            <text:p>2007-01-23</text:p>
          </table:table-cell>
          <table:table-cell table:style-name="ce7" office:value-type="string">
            <text:p>:</text:p>
          </table:table-cell>
          <table:table-cell office:value-type="string">
            <text:p>YAT 2.0 Alpha 1</text:p>
          </table:table-cell>
          <table:table-cell table:number-columns-repeated="3"/>
          <table:table-cell table:style-name="ce65" office:value-type="string">
            <text:p>1.99.0</text:p>
          </table:table-cell>
          <table:table-cell table:style-name="ce61" table:number-columns-repeated="3"/>
          <table:table-cell/>
          <table:table-cell table:style-name="ce61"/>
          <table:table-cell/>
          <table:table-cell table:number-columns-repeated="2" table:style-name="ce65" office:value-type="string">
            <text:p>1.1.0</text:p>
          </table:table-cell>
          <table:table-cell table:number-columns-repeated="1006"/>
        </table:table-row>
        <table:table-row table:style-name="ro1">
          <table:table-cell/>
          <table:table-cell table:style-name="ce53" office:value-type="date" office:date-value="2003-10-31">
            <text:p>2003-10-31</text:p>
          </table:table-cell>
          <table:table-cell table:style-name="ce7" office:value-type="string">
            <text:p>:</text:p>
          </table:table-cell>
          <table:table-cell office:value-type="string">
            <text:p>XTerm232</text:p>
          </table:table-cell>
          <table:table-cell table:number-columns-repeated="3"/>
          <table:table-cell table:style-name="ce65" office:value-type="string">
            <text:p>1.0.2</text:p>
          </table:table-cell>
          <table:table-cell table:style-name="ce61" table:number-columns-repeated="3"/>
          <table:table-cell/>
          <table:table-cell table:style-name="ce61"/>
          <table:table-cell/>
          <table:table-cell table:number-columns-repeated="2" table:style-name="ce65" office:value-type="string">
            <text:p>1.0.1</text:p>
          </table:table-cell>
          <table:table-cell table:number-columns-repeated="1006"/>
        </table:table-row>
        <table:table-row table:style-name="ro1">
          <table:table-cell/>
          <table:table-cell table:style-name="ce53" office:value-type="date" office:date-value="2003-10-30">
            <text:p>2003-10-30</text:p>
          </table:table-cell>
          <table:table-cell table:style-name="ce7" office:value-type="string">
            <text:p>:</text:p>
          </table:table-cell>
          <table:table-cell office:value-type="string">
            <text:p>XTerm232</text:p>
          </table:table-cell>
          <table:table-cell table:number-columns-repeated="3"/>
          <table:table-cell table:style-name="ce65" office:value-type="string">
            <text:p>1.0.1</text:p>
          </table:table-cell>
          <table:table-cell table:style-name="ce61" table:number-columns-repeated="3"/>
          <table:table-cell/>
          <table:table-cell table:style-name="ce61"/>
          <table:table-cell/>
          <table:table-cell table:number-columns-repeated="2" table:style-name="ce65" office:value-type="string">
            <text:p>1.0.1</text:p>
          </table:table-cell>
          <table:table-cell table:number-columns-repeated="1006"/>
        </table:table-row>
        <table:table-row table:style-name="ro1">
          <table:table-cell/>
          <table:table-cell table:style-name="ce53" office:value-type="date" office:date-value="2003-10-14">
            <text:p>2003-10-14</text:p>
          </table:table-cell>
          <table:table-cell table:style-name="ce7" office:value-type="string">
            <text:p>:</text:p>
          </table:table-cell>
          <table:table-cell office:value-type="string">
            <text:p>XTerm232</text:p>
          </table:table-cell>
          <table:table-cell table:number-columns-repeated="3"/>
          <table:table-cell table:style-name="ce65" office:value-type="string">
            <text:p>1.0.0</text:p>
          </table:table-cell>
          <table:table-cell table:style-name="ce61" table:number-columns-repeated="3"/>
          <table:table-cell/>
          <table:table-cell table:style-name="ce61"/>
          <table:table-cell/>
          <table:table-cell table:number-columns-repeated="2" table:style-name="ce65" office:value-type="string">
            <text:p>1.0.0</text:p>
          </table:table-cell>
          <table:table-cell table:number-columns-repeated="1006"/>
        </table:table-row>
        <table:table-row table:style-name="ro1" table:number-rows-repeated="65504">
          <table:table-cell table:number-columns-repeated="5"/>
          <table:table-cell table:style-name="ce57" table:number-columns-repeated="2"/>
          <table:table-cell table:style-name="ce61" table:number-columns-repeated="4"/>
          <table:table-cell table:number-columns-repeated="1011"/>
        </table:table-row>
        <table:table-row table:style-name="ro1" table:number-rows-repeated="983038">
          <table:table-cell table:number-columns-repeated="1022"/>
        </table:table-row>
        <table:table-row table:style-name="ro1">
          <table:table-cell table:number-columns-repeated="1022"/>
        </table:table-row>
      </table:table>
      <table:table table:name="1. Prepar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2"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2"/>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2"/>
        </table:table-row>
        <table:table-row table:style-name="ro3">
          <table:table-cell table:style-name="ce19" office:value-type="float" office:value="1">
            <text:p>1.</text:p>
          </table:table-cell>
          <table:table-cell table:style-name="ce23"/>
          <table:table-cell table:style-name="ce27"/>
          <table:table-cell table:style-name="ce29"/>
          <table:table-cell table:style-name="ce23" office:value-type="string">
            <text:p>Preparation</text:p>
          </table:table-cell>
          <table:table-cell table:style-name="ce27"/>
          <table:table-cell table:style-name="ce37" office:value-type="time" office:time-value="PT00H00M00S">
            <text:p>00:00</text:p>
          </table:table-cell>
          <table:table-cell table:style-name="ce42" table:formula="of:=[.G3]+SUM([.G4:.G65537])" office:value-type="time" office:time-value="PT01H55M00S">
            <text:p>01:55</text:p>
          </table:table-cell>
          <table:table-cell table:style-name="ce37" office:value-type="time" office:time-value="PT00H00M00S">
            <text:p>00:00</text:p>
          </table:table-cell>
          <table:table-cell table:style-name="ce42" table:formula="of:=MAX([.I4:.I65537])" office:value-type="time" office:time-value="PT01H55M00S">
            <text:p>01:55</text:p>
          </table:table-cell>
          <table:table-cell table:style-name="ce46" table:number-columns-repeated="1012"/>
        </table:table-row>
        <table:table-row table:style-name="ro1">
          <table:table-cell table:style-name="ce20"/>
          <table:table-cell table:style-name="ce24"/>
          <table:table-cell table:number-columns-repeated="1020"/>
        </table:table-row>
        <table:table-row table:style-name="ro1">
          <table:table-cell table:style-name="ce1"/>
          <table:table-cell table:style-name="ce25" table:formula="of:=CONCATENATE([.A$3]; &quot;.&quot;; COUNTA([.B5]); &quot;.&quot;)" office:value-type="string" office:string-value="1.1.">
            <text:p>1.1.</text:p>
          </table:table-cell>
          <table:table-cell table:style-name="ce28"/>
          <table:table-cell table:style-name="ce30"/>
          <table:table-cell table:style-name="ce28" office:value-type="string">
            <text:p>Set versions</text:p>
          </table:table-cell>
          <table:table-cell table:style-name="ce28"/>
          <table:table-cell table:style-name="ce39" office:value-type="time" office:time-value="PT00H20M00S">
            <text:p>00:20</text:p>
          </table:table-cell>
          <table:table-cell table:style-name="ce44"/>
          <table:table-cell table:style-name="ce39" table:formula="of:=MAX([.I$1:.I4])+[.G5]" office:value-type="time" office:time-value="PT00H20M00S">
            <text:p>00:20</text:p>
          </table:table-cell>
          <table:table-cell table:style-name="ce44"/>
          <table:table-cell table:style-name="ce1" table:number-columns-repeated="1012"/>
        </table:table-row>
        <table:table-row table:style-name="ro2">
          <table:table-cell table:number-columns-repeated="2"/>
          <table:table-cell table:style-name="ce26" table:formula="of:=CONCATENATE([.B$5]; COUNTA([.C$6:.C6]); &quot;.&quot;)" office:value-type="string" office:string-value="1.1.1.">
            <text:p>1.1.1.</text:p>
          </table:table-cell>
          <table:table-cell table:style-name="ce31" office:value-type="string">
            <text:p></text:p>
          </table:table-cell>
          <table:table-cell office:value-type="string">
            <text:p>Increment product version in ALAZ.Version</text:p>
          </table:table-cell>
          <table:table-cell table:number-columns-repeated="1017"/>
        </table:table-row>
        <table:table-row table:style-name="ro2">
          <table:table-cell table:number-columns-repeated="2"/>
          <table:table-cell table:style-name="ce26" table:formula="of:=CONCATENATE([.B$5]; COUNTA([.C$6:.C7]); &quot;.&quot;)" office:value-type="string" office:string-value="1.1.2.">
            <text:p>1.1.2.</text:p>
          </table:table-cell>
          <table:table-cell table:style-name="ce31" office:value-type="string">
            <text:p></text:p>
          </table:table-cell>
          <table:table-cell office:value-type="string">
            <text:p>Increment product version in MKY.Version</text:p>
          </table:table-cell>
          <table:table-cell table:number-columns-repeated="1017"/>
        </table:table-row>
        <table:table-row table:style-name="ro2">
          <table:table-cell table:number-columns-repeated="2"/>
          <table:table-cell table:style-name="ce26" table:formula="of:=CONCATENATE([.B$5]; COUNTA([.C$6:.C8]); &quot;.&quot;)" office:value-type="string" office:string-value="1.1.3.">
            <text:p>1.1.3.</text:p>
          </table:table-cell>
          <table:table-cell table:style-name="ce31" office:value-type="string">
            <text:p></text:p>
          </table:table-cell>
          <table:table-cell office:value-type="string">
            <text:p>Increment product version in NUnit.Version</text:p>
          </table:table-cell>
          <table:table-cell table:number-columns-repeated="1017"/>
        </table:table-row>
        <table:table-row table:style-name="ro2">
          <table:table-cell table:number-columns-repeated="2"/>
          <table:table-cell table:style-name="ce26" table:formula="of:=CONCATENATE([.B$5]; COUNTA([.C$6:.C9]); &quot;.&quot;)" office:value-type="string" office:string-value="1.1.4.">
            <text:p>1.1.4.</text:p>
          </table:table-cell>
          <table:table-cell table:style-name="ce31" office:value-type="string">
            <text:p></text:p>
          </table:table-cell>
          <table:table-cell office:value-type="string">
            <text:p>Increment product version in YAT.Version</text:p>
          </table:table-cell>
          <table:table-cell table:number-columns-repeated="1017"/>
        </table:table-row>
        <table:table-row table:style-name="ro2">
          <table:table-cell table:number-columns-repeated="2"/>
          <table:table-cell table:style-name="ce26" table:formula="of:=CONCATENATE([.B$5]; COUNTA([.C$6:.C10]); &quot;.&quot;)" office:value-type="string" office:string-value="1.1.5.">
            <text:p>1.1.5.</text:p>
          </table:table-cell>
          <table:table-cell table:style-name="ce31" office:value-type="string">
            <text:p></text:p>
          </table:table-cell>
          <table:table-cell office:value-type="string">
            <text:p>Set product name post fix in "YAT.Utilities.ApplicationInfo"</text:p>
          </table:table-cell>
          <table:table-cell table:number-columns-repeated="1017"/>
        </table:table-row>
        <table:table-row table:style-name="ro1">
          <table:table-cell table:number-columns-repeated="2"/>
          <table:table-cell table:style-name="ce26"/>
          <table:table-cell table:style-name="ce31"/>
          <table:table-cell office:value-type="string">
            <text:p>&gt; Remove 'Development'</text:p>
          </table:table-cell>
          <table:table-cell table:number-columns-repeated="1017"/>
        </table:table-row>
        <table:table-row table:style-name="ro1">
          <table:table-cell table:number-columns-repeated="2"/>
          <table:table-cell table:style-name="ce26" table:formula="of:=CONCATENATE([.B$5]; COUNTA([.C$6:.C12]); &quot;.&quot;)" office:value-type="string" office:string-value="1.1.6.">
            <text:p>1.1.6.</text:p>
          </table:table-cell>
          <table:table-cell table:style-name="ce31" office:value-type="string">
            <text:p></text:p>
          </table:table-cell>
          <table:table-cell office:value-type="string">
            <text:p>Set product version in MKY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MKY Version 1.0.7'</text:p>
          </table:table-cell>
          <table:table-cell table:number-columns-repeated="1017"/>
        </table:table-row>
        <table:table-row table:style-name="ro2">
          <table:table-cell table:number-columns-repeated="2"/>
          <table:table-cell table:style-name="ce26" table:formula="of:=CONCATENATE([.B$5]; COUNTA([.C$6:.C14]); &quot;.&quot;)" office:value-type="string" office:string-value="1.1.7.">
            <text:p>1.1.7.</text:p>
          </table:table-cell>
          <table:table-cell table:style-name="ce31" office:value-type="string">
            <text:p></text:p>
          </table:table-cell>
          <table:table-cell office:value-type="string">
            <text:p>Set product version in NUnit file headers</text:p>
          </table:table-cell>
          <table:table-cell table:number-columns-repeated="1017"/>
        </table:table-row>
        <table:table-row table:style-name="ro2">
          <table:table-cell table:number-columns-repeated="2"/>
          <table:table-cell table:style-name="ce26"/>
          <table:table-cell table:style-name="ce31"/>
          <table:table-cell office:value-type="string">
            <text:p>&gt; Remove 'Development', e.g. '// NUnit Version 1.0.4'</text:p>
          </table:table-cell>
          <table:table-cell table:number-columns-repeated="1017"/>
        </table:table-row>
        <table:table-row table:style-name="ro1">
          <table:table-cell table:number-columns-repeated="2"/>
          <table:table-cell table:style-name="ce26" table:formula="of:=CONCATENATE([.B$5]; COUNTA([.C$6:.C16]); &quot;.&quot;)" office:value-type="string" office:string-value="1.1.8.">
            <text:p>1.1.8.</text:p>
          </table:table-cell>
          <table:table-cell table:style-name="ce31" office:value-type="string">
            <text:p></text:p>
          </table:table-cell>
          <table:table-cell office:value-type="string">
            <text:p>Set product version in YAT file headers</text:p>
          </table:table-cell>
          <table:table-cell table:number-columns-repeated="1017"/>
        </table:table-row>
        <table:table-row table:style-name="ro2">
          <table:table-cell table:number-columns-repeated="4"/>
          <table:table-cell office:value-type="string">
            <text:p>&gt; Remove 'Development', e.g. '// YAT 2.0 Beta 4 Candidate 1 Version 1.99.28'</text:p>
          </table:table-cell>
          <table:table-cell table:number-columns-repeated="1017"/>
        </table:table-row>
        <table:table-row table:style-name="ro1">
          <table:table-cell table:number-columns-repeated="2"/>
          <table:table-cell table:style-name="ce26" table:formula="of:=CONCATENATE([.B$5]; COUNTA([.C$6:.C18]); &quot;.&quot;)" office:value-type="string" office:string-value="1.1.9.">
            <text:p>1.1.9.</text:p>
          </table:table-cell>
          <table:table-cell table:style-name="ce31" office:value-type="string">
            <text:p></text:p>
          </table:table-cell>
          <table:table-cell office:value-type="string">
            <text:p>Fill date and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0]); &quot;.&quot;)" office:value-type="string" office:string-value="1.2.">
            <text:p>1.2.</text:p>
          </table:table-cell>
          <table:table-cell table:style-name="ce28"/>
          <table:table-cell table:style-name="ce30"/>
          <table:table-cell table:style-name="ce28" office:value-type="string">
            <text:p>Set installation version</text:p>
          </table:table-cell>
          <table:table-cell table:style-name="ce28"/>
          <table:table-cell table:style-name="ce39" office:value-type="time" office:time-value="PT00H05M00S">
            <text:p>00:05</text:p>
          </table:table-cell>
          <table:table-cell table:style-name="ce44"/>
          <table:table-cell table:style-name="ce39" table:formula="of:=MAX([.I$1:.I19])+[.G20]" office:value-type="time" office:time-value="PT00H25M00S">
            <text:p>00:25</text:p>
          </table:table-cell>
          <table:table-cell table:style-name="ce45"/>
          <table:table-cell table:style-name="ce1" table:number-columns-repeated="1012"/>
        </table:table-row>
        <table:table-row table:style-name="ro2">
          <table:table-cell table:number-columns-repeated="2"/>
          <table:table-cell table:style-name="ce26" table:formula="of:=CONCATENATE([.B$20]; COUNTA([.C$21:.C21]); &quot;.&quot;)" office:value-type="string" office:string-value="1.2.1.">
            <text:p>1.2.1.</text:p>
          </table:table-cell>
          <table:table-cell table:style-name="ce31" office:value-type="string">
            <text:p></text:p>
          </table:table-cell>
          <table:table-cell office:value-type="string">
            <text:p>Set product title in "YAT.Setup"</text:p>
          </table:table-cell>
          <table:table-cell table:number-columns-repeated="1017"/>
        </table:table-row>
        <table:table-row table:style-name="ro2">
          <table:table-cell table:number-columns-repeated="2"/>
          <table:table-cell table:style-name="ce26" table:formula="of:=CONCATENATE([.B$20]; COUNTA([.C$21:.C22]); &quot;.&quot;)" office:value-type="string" office:string-value="1.2.2.">
            <text:p>1.2.2.</text:p>
          </table:table-cell>
          <table:table-cell table:style-name="ce31" office:value-type="string">
            <text:p></text:p>
          </table:table-cell>
          <table:table-cell office:value-type="string">
            <text:p>Set product version in "YAT.Setup"</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4]); &quot;.&quot;)" office:value-type="string" office:string-value="1.3.">
            <text:p>1.3.</text:p>
          </table:table-cell>
          <table:table-cell table:style-name="ce28"/>
          <table:table-cell table:style-name="ce30"/>
          <table:table-cell table:style-name="ce28" office:value-type="string">
            <text:p>Add new settings to settings archive</text:p>
          </table:table-cell>
          <table:table-cell table:style-name="ce28"/>
          <table:table-cell table:style-name="ce39" office:value-type="time" office:time-value="PT00H15M00S">
            <text:p>00:15</text:p>
          </table:table-cell>
          <table:table-cell table:style-name="ce44"/>
          <table:table-cell table:style-name="ce39" table:formula="of:=MAX([.I$1:.I23])+[.G24]" office:value-type="time" office:time-value="PT00H40M00S">
            <text:p>00:40</text:p>
          </table:table-cell>
          <table:table-cell table:style-name="ce45"/>
          <table:table-cell table:style-name="ce1" table:number-columns-repeated="1012"/>
        </table:table-row>
        <table:table-row table:style-name="ro1">
          <table:table-cell table:number-columns-repeated="2"/>
          <table:table-cell table:style-name="ce26" table:formula="of:=CONCATENATE([.B$24]; COUNTA([.C$25:.C25]); &quot;.&quot;)" office:value-type="string" office:string-value="1.3.1.">
            <text:p>1.3.1.</text:p>
          </table:table-cell>
          <table:table-cell table:style-name="ce31" office:value-type="string">
            <text:p></text:p>
          </table:table-cell>
          <table:table-cell office:value-type="string">
            <text:p>Clone settings set to "YAT\!-Settings\&lt;New Version&gt;"</text:p>
          </table:table-cell>
          <table:table-cell table:number-columns-repeated="1017"/>
        </table:table-row>
        <table:table-row table:style-name="ro2">
          <table:table-cell table:number-columns-repeated="2"/>
          <table:table-cell table:style-name="ce26" table:formula="of:=CONCATENATE([.B$24]; COUNTA([.C$25:.C26]); &quot;.&quot;)" office:value-type="string" office:string-value="1.3.2.">
            <text:p>1.3.2.</text:p>
          </table:table-cell>
          <table:table-cell table:style-name="ce31" office:value-type="string">
            <text:p></text:p>
          </table:table-cell>
          <table:table-cell office:value-type="string">
            <text:p>Add new settings to "YAT.Settings.Test.SettingsFilesProvider"</text:p>
          </table:table-cell>
          <table:table-cell table:number-columns-repeated="1017"/>
        </table:table-row>
        <table:table-row table:style-name="ro2">
          <table:table-cell table:number-columns-repeated="2"/>
          <table:table-cell table:style-name="ce26" table:formula="of:=CONCATENATE([.B$24]; COUNTA([.C$25:.C27]); &quot;.&quot;)" office:value-type="string" office:string-value="1.3.3.">
            <text:p>1.3.3.</text:p>
          </table:table-cell>
          <table:table-cell table:style-name="ce31" office:value-type="string">
            <text:p></text:p>
          </table:table-cell>
          <table:table-cell office:value-type="string">
            <text:p>Add new settings to "YAT.Settings.Test.FileVersionsTest"</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29]); &quot;.&quot;)" office:value-type="string" office:string-value="1.4.">
            <text:p>1.4.</text:p>
          </table:table-cell>
          <table:table-cell table:style-name="ce28"/>
          <table:table-cell table:style-name="ce30"/>
          <table:table-cell table:style-name="ce28" office:value-type="string">
            <text:p>Rebuild</text:p>
          </table:table-cell>
          <table:table-cell table:style-name="ce28"/>
          <table:table-cell table:style-name="ce39" office:value-type="time" office:time-value="PT00H15M00S">
            <text:p>00:15</text:p>
          </table:table-cell>
          <table:table-cell table:style-name="ce44"/>
          <table:table-cell table:style-name="ce39" table:formula="of:=MAX([.I$1:.I28])+[.G29]" office:value-type="time" office:time-value="PT00H55M00S">
            <text:p>00:55</text:p>
          </table:table-cell>
          <table:table-cell table:style-name="ce45"/>
          <table:table-cell table:style-name="ce1" table:number-columns-repeated="1012"/>
        </table:table-row>
        <table:table-row table:style-name="ro1">
          <table:table-cell table:number-columns-repeated="2"/>
          <table:table-cell table:style-name="ce26" table:formula="of:=CONCATENATE([.B$29]; COUNTA([.C$30:.C30]); &quot;.&quot;)" office:value-type="string" office:string-value="1.4.1.">
            <text:p>1.4.1.</text:p>
          </table:table-cell>
          <table:table-cell table:style-name="ce31" office:value-type="string">
            <text:p></text:p>
          </table:table-cell>
          <table:table-cell office:value-type="string">
            <text:p>Rebuild 'Debug'</text:p>
          </table:table-cell>
          <table:table-cell table:number-columns-repeated="1017"/>
        </table:table-row>
        <table:table-row table:style-name="ro1">
          <table:table-cell table:number-columns-repeated="2"/>
          <table:table-cell table:style-name="ce26" table:formula="of:=CONCATENATE([.B$29]; COUNTA([.C$30:.C31]); &quot;.&quot;)" office:value-type="string" office:string-value="1.4.2.">
            <text:p>1.4.2.</text:p>
          </table:table-cell>
          <table:table-cell table:style-name="ce31" office:value-type="string">
            <text:p></text:p>
          </table:table-cell>
          <table:table-cell office:value-type="string">
            <text:p>Rebuild 'Debug Test'</text:p>
          </table:table-cell>
          <table:table-cell table:number-columns-repeated="1017"/>
        </table:table-row>
        <table:table-row table:style-name="ro1">
          <table:table-cell table:number-columns-repeated="2"/>
          <table:table-cell table:style-name="ce26" table:formula="of:=CONCATENATE([.B$29]; COUNTA([.C$30:.C32]); &quot;.&quot;)" office:value-type="string" office:string-value="1.4.3.">
            <text:p>1.4.3.</text:p>
          </table:table-cell>
          <table:table-cell table:style-name="ce31" office:value-type="string">
            <text:p></text:p>
          </table:table-cell>
          <table:table-cell office:value-type="string">
            <text:p>Rebuild 'Release Test'</text:p>
          </table:table-cell>
          <table:table-cell table:number-columns-repeated="1017"/>
        </table:table-row>
        <table:table-row table:style-name="ro1">
          <table:table-cell table:number-columns-repeated="2"/>
          <table:table-cell table:style-name="ce26"/>
          <table:table-cell table:style-name="ce31"/>
          <table:table-cell table:number-columns-repeated="1018"/>
        </table:table-row>
        <table:table-row table:style-name="ro1">
          <table:table-cell/>
          <table:table-cell table:style-name="ce25" table:formula="of:=CONCATENATE([.A$3]; &quot;.&quot;; COUNTA([.B$5:.B34]); &quot;.&quot;)" office:value-type="string" office:string-value="1.5.">
            <text:p>1.5.</text:p>
          </table:table-cell>
          <table:table-cell table:style-name="ce28"/>
          <table:table-cell table:style-name="ce30"/>
          <table:table-cell table:style-name="ce28" office:value-type="string">
            <text:p>Add settings defaults and schema</text:p>
          </table:table-cell>
          <table:table-cell table:style-name="ce28"/>
          <table:table-cell table:style-name="ce39" office:value-type="time" office:time-value="PT00H30M00S">
            <text:p>00:30</text:p>
          </table:table-cell>
          <table:table-cell table:style-name="ce44"/>
          <table:table-cell table:style-name="ce39" table:formula="of:=MAX([.I$1:.I33])+[.G34]" office:value-type="time" office:time-value="PT01H25M00S">
            <text:p>01:25</text:p>
          </table:table-cell>
          <table:table-cell table:style-name="ce45"/>
          <table:table-cell table:number-columns-repeated="1012"/>
        </table:table-row>
        <table:table-row table:style-name="ro2">
          <table:table-cell table:number-columns-repeated="2"/>
          <table:table-cell table:style-name="ce26" table:formula="of:=CONCATENATE([.B$34]; COUNTA([.C$35:.C35]); &quot;.&quot;)" office:value-type="string" office:string-value="1.5.1.">
            <text:p>1.5.1.</text:p>
          </table:table-cell>
          <table:table-cell table:style-name="ce31" office:value-type="string">
            <text:p></text:p>
          </table:table-cell>
          <table:table-cell office:value-type="string">
            <text:p>Create files using NUnit on 'Debug Test'</text:p>
          </table:table-cell>
          <table:table-cell table:number-columns-repeated="1017"/>
        </table:table-row>
        <table:table-row table:style-name="ro2">
          <table:table-cell table:number-columns-repeated="2"/>
          <table:table-cell table:style-name="ce26"/>
          <table:table-cell table:style-name="ce31"/>
          <table:table-cell office:value-type="string">
            <text:p>&gt; "Visual Studio &gt; Tools &gt; NUnit"</text:p>
          </table:table-cell>
          <table:table-cell table:number-columns-repeated="1017"/>
        </table:table-row>
        <table:table-row table:style-name="ro2">
          <table:table-cell table:number-columns-repeated="2"/>
          <table:table-cell table:style-name="ce26"/>
          <table:table-cell table:style-name="ce31"/>
          <table:table-cell office:value-type="string">
            <text:p><text:s text:c="4"/>&gt; YAT.Settings.Test.SettingsFilesArchiver</text:p>
          </table:table-cell>
          <table:table-cell table:number-columns-repeated="1017"/>
        </table:table-row>
        <table:table-row table:style-name="ro1">
          <table:table-cell table:number-columns-repeated="2"/>
          <table:table-cell table:style-name="ce26" table:formula="of:=CONCATENATE([.B$34]; COUNTA([.C$35:.C38]); &quot;.&quot;)" office:value-type="string" office:string-value="1.5.2.">
            <text:p>1.5.2.</text:p>
          </table:table-cell>
          <table:table-cell table:style-name="ce31" office:value-type="string">
            <text:p></text:p>
          </table:table-cell>
          <table:table-cell office:value-type="string">
            <text:p>Diff and verify the files</text:p>
          </table:table-cell>
          <table:table-cell table:number-columns-repeated="1017"/>
        </table:table-row>
        <table:table-row table:style-name="ro1">
          <table:table-cell table:number-columns-repeated="2"/>
          <table:table-cell table:style-name="ce26" table:formula="of:=CONCATENATE([.B$34]; COUNTA([.C$35:.C39]); &quot;.&quot;)" office:value-type="string" office:string-value="1.5.3.">
            <text:p>1.5.3.</text:p>
          </table:table-cell>
          <table:table-cell table:style-name="ce31" office:value-type="string">
            <text:p></text:p>
          </table:table-cell>
          <table:table-cell table:style-name="ce73" office:value-type="string">
            <text:p>Archive files in "YAT\!-Settings\&lt;New Version&gt;"</text:p>
          </table:table-cell>
          <table:table-cell table:number-columns-repeated="1017"/>
        </table:table-row>
        <table:table-row table:style-name="ro1">
          <table:table-cell table:number-columns-repeated="2"/>
          <table:table-cell table:style-name="ce26" table:formula="of:=CONCATENATE([.B$34]; COUNTA([.C$35:.C40]); &quot;.&quot;)" office:value-type="string" office:string-value="1.5.4.">
            <text:p>1.5.4.</text:p>
          </table:table-cell>
          <table:table-cell table:style-name="ce31" office:value-type="string">
            <text:p></text:p>
          </table:table-cell>
          <table:table-cell office:value-type="string">
            <text:p>Fill settings versions into 'The YAT story' in '0. Overview'</text:p>
          </table:table-cell>
          <table:table-cell table:number-columns-repeated="1017"/>
        </table:table-row>
        <table:table-row table:style-name="ro1">
          <table:table-cell table:number-columns-repeated="1022"/>
        </table:table-row>
        <table:table-row table:style-name="ro1">
          <table:table-cell table:style-name="ce1"/>
          <table:table-cell table:style-name="ce25" table:formula="of:=CONCATENATE([.A$3]; &quot;.&quot;; COUNTA([.B$5:.B42]); &quot;.&quot;)" office:value-type="string" office:string-value="1.6.">
            <text:p>1.6.</text:p>
          </table:table-cell>
          <table:table-cell table:style-name="ce28"/>
          <table:table-cell table:style-name="ce30"/>
          <table:table-cell table:style-name="ce28" office:value-type="string">
            <text:p>Upgrade settings in settings archive</text:p>
          </table:table-cell>
          <table:table-cell table:style-name="ce28"/>
          <table:table-cell table:style-name="ce39" office:value-type="time" office:time-value="PT00H30M00S">
            <text:p>00:30</text:p>
          </table:table-cell>
          <table:table-cell table:style-name="ce44"/>
          <table:table-cell table:style-name="ce39" table:formula="of:=MAX([.I$1:.I41])+[.G42]" office:value-type="time" office:time-value="PT01H55M00S">
            <text:p>01:55</text:p>
          </table:table-cell>
          <table:table-cell table:style-name="ce45"/>
          <table:table-cell table:style-name="ce1" table:number-columns-repeated="1012"/>
        </table:table-row>
        <table:table-row table:style-name="ro1">
          <table:table-cell table:number-columns-repeated="2"/>
          <table:table-cell table:style-name="ce26" table:formula="of:=CONCATENATE([.B$42]; COUNTA([.C$43:.C43]); &quot;.&quot;)" office:value-type="string" office:string-value="1.6.1.">
            <text:p>1.6.1.</text:p>
          </table:table-cell>
          <table:table-cell table:style-name="ce31" office:value-type="string">
            <text:p></text:p>
          </table:table-cell>
          <table:table-cell office:value-type="string">
            <text:p>Commit changes to SVN to prepare diff</text:p>
          </table:table-cell>
          <table:table-cell table:number-columns-repeated="1017"/>
        </table:table-row>
        <table:table-row table:style-name="ro1">
          <table:table-cell table:number-columns-repeated="2"/>
          <table:table-cell table:style-name="ce26" table:formula="of:=CONCATENATE([.B$42]; COUNTA([.C$43:.C44]); &quot;.&quot;)" office:value-type="string" office:string-value="1.6.2.">
            <text:p>1.6.2.</text:p>
          </table:table-cell>
          <table:table-cell table:style-name="ce31" office:value-type="string">
            <text:p></text:p>
          </table:table-cell>
          <table:table-cell office:value-type="string">
            <text:p>Upgrade settings</text:p>
          </table:table-cell>
          <table:table-cell table:number-columns-repeated="1017"/>
        </table:table-row>
        <table:table-row table:style-name="ro1">
          <table:table-cell table:number-columns-repeated="2"/>
          <table:table-cell table:style-name="ce26"/>
          <table:table-cell table:style-name="ce31"/>
          <table:table-cell office:value-type="string">
            <text:p>&gt; Run YAT and open old settings</text:p>
          </table:table-cell>
          <table:table-cell table:number-columns-repeated="1017"/>
        </table:table-row>
        <table:table-row table:style-name="ro1">
          <table:table-cell table:number-columns-repeated="2"/>
          <table:table-cell table:style-name="ce26"/>
          <table:table-cell table:style-name="ce31"/>
          <table:table-cell office:value-type="string">
            <text:p>&gt; Modify settings (use 'View &gt; Show …' to ensure that IO settings are kept)</text:p>
          </table:table-cell>
          <table:table-cell table:number-columns-repeated="1017"/>
        </table:table-row>
        <table:table-row table:style-name="ro1">
          <table:table-cell table:number-columns-repeated="2"/>
          <table:table-cell table:style-name="ce26"/>
          <table:table-cell table:style-name="ce31"/>
          <table:table-cell office:value-type="string">
            <text:p>&gt; Undo changes</text:p>
          </table:table-cell>
          <table:table-cell table:number-columns-repeated="1017"/>
        </table:table-row>
        <table:table-row table:style-name="ro1">
          <table:table-cell table:number-columns-repeated="2"/>
          <table:table-cell table:style-name="ce26"/>
          <table:table-cell table:style-name="ce31"/>
          <table:table-cell office:value-type="string">
            <text:p>&gt; Save upgraded but unchanged settings</text:p>
          </table:table-cell>
          <table:table-cell table:number-columns-repeated="1017"/>
        </table:table-row>
        <table:table-row table:style-name="ro1">
          <table:table-cell table:number-columns-repeated="2"/>
          <table:table-cell table:style-name="ce26" table:formula="of:=CONCATENATE([.B$42]; COUNTA([.C$43:.C49]); &quot;.&quot;)" office:value-type="string" office:string-value="1.6.3.">
            <text:p>1.6.3.</text:p>
          </table:table-cell>
          <table:table-cell table:style-name="ce31" office:value-type="string">
            <text:p></text:p>
          </table:table-cell>
          <table:table-cell office:value-type="string">
            <text:p>Diff and verify the new settings</text:p>
          </table:table-cell>
          <table:table-cell table:number-columns-repeated="1017"/>
        </table:table-row>
        <table:table-row table:style-name="ro1">
          <table:table-cell table:number-columns-repeated="2"/>
          <table:table-cell table:style-name="ce26" table:formula="of:=CONCATENATE([.B$42]; COUNTA([.C$43:.C50]); &quot;.&quot;)" office:value-type="string" office:string-value="1.6.4.">
            <text:p>1.6.4.</text:p>
          </table:table-cell>
          <table:table-cell table:style-name="ce31" office:value-type="string">
            <text:p></text:p>
          </table:table-cell>
          <table:table-cell office:value-type="string">
            <text:p>Commit changes to SVN</text:p>
          </table:table-cell>
          <table:table-cell table:number-columns-repeated="1017"/>
        </table:table-row>
        <table:table-row table:style-name="ro1" table:number-rows-repeated="65493">
          <table:table-cell table:number-columns-repeated="1022"/>
        </table:table-row>
        <table:table-row table:style-name="ro1">
          <table:table-cell table:number-columns-repeated="1022"/>
        </table:table-row>
      </table:table>
      <table:table table:name="2. Software Testing"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2">
            <text:p>2.</text:p>
          </table:table-cell>
          <table:table-cell table:style-name="ce23"/>
          <table:table-cell table:style-name="ce27"/>
          <table:table-cell table:style-name="ce29"/>
          <table:table-cell table:style-name="ce23" office:value-type="string">
            <text:p>Software Testing</text:p>
          </table:table-cell>
          <table:table-cell table:style-name="ce27"/>
          <table:table-cell table:style-name="ce37" office:value-type="time" office:time-value="PT00H00M00S">
            <text:p>00:00</text:p>
          </table:table-cell>
          <table:table-cell table:style-name="ce42" table:formula="of:=[.G3]+SUM([.G4:.G65527])" office:value-type="time" office:time-value="PT05H25M00S">
            <text:p>05:25</text:p>
          </table:table-cell>
          <table:table-cell table:style-name="ce37" table:formula="of:=['1. Preparation'.$J$3]" office:value-type="time" office:time-value="PT01H55M00S">
            <text:p>01:55</text:p>
          </table:table-cell>
          <table:table-cell table:style-name="ce42" table:formula="of:=MAX([.I4:.I65527])" office:value-type="time" office:time-value="PT07H20M00S">
            <text:p>07: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2.1.">
            <text:p>2.1.</text:p>
          </table:table-cell>
          <table:table-cell table:style-name="ce28"/>
          <table:table-cell table:style-name="ce30"/>
          <table:table-cell table:style-name="ce28" office:value-type="string">
            <text:p>Run coding style checks</text:p>
          </table:table-cell>
          <table:table-cell table:style-name="ce28"/>
          <table:table-cell table:style-name="ce39" office:value-type="time" office:time-value="PT00H30M00S">
            <text:p>00:30</text:p>
          </table:table-cell>
          <table:table-cell table:style-name="ce44"/>
          <table:table-cell table:style-name="ce39" table:formula="of:=MAX([.I$1:.I4])+[.G5]" office:value-type="time" office:time-value="PT02H25M00S">
            <text:p>02: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2.1.1.">
            <text:p>2.1.1.</text:p>
          </table:table-cell>
          <table:table-cell table:style-name="ce31" office:value-type="string">
            <text:p></text:p>
          </table:table-cell>
          <table:table-cell office:value-type="string">
            <text:p>Use StyleCop on 'Debug'</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formula="of:=CONCATENATE([.B$5]; COUNTA([.C$6:.C8]); &quot;.&quot;)" office:value-type="string" office:string-value="2.1.2.">
            <text:p>2.1.2.</text:p>
          </table:table-cell>
          <table:table-cell table:style-name="ce31" office:value-type="string">
            <text:p></text:p>
          </table:table-cell>
          <table:table-cell office:value-type="string">
            <text:p>Use StyleCop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Run StyleCop (Rescan All)"</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4"/>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2.2.">
            <text:p>2.2.</text:p>
          </table:table-cell>
          <table:table-cell table:style-name="ce28"/>
          <table:table-cell table:style-name="ce30"/>
          <table:table-cell table:style-name="ce28" office:value-type="string">
            <text:p>Run assembly checks</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2H55M00S">
            <text:p>02:55</text:p>
          </table:table-cell>
          <table:table-cell table:style-name="ce45"/>
          <table:table-cell table:style-name="ce1" table:number-columns-repeated="1014"/>
        </table:table-row>
        <table:table-row table:style-name="ro1">
          <table:table-cell table:number-columns-repeated="2"/>
          <table:table-cell table:style-name="ce26" table:formula="of:=CONCATENATE([.B$13]; COUNTA([.C$14:.C14]); &quot;.&quot;)" office:value-type="string" office:string-value="2.2.1.">
            <text:p>2.2.1.</text:p>
          </table:table-cell>
          <table:table-cell table:style-name="ce31" office:value-type="string">
            <text:p></text:p>
          </table:table-cell>
          <table:table-cell office:value-type="string">
            <text:p>Use FxCop 'MKY.Debug'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Open and verify "\MKY\MKY.Debug.FxCop"</text:p>
          </table:table-cell>
          <table:table-cell table:number-columns-repeated="1019"/>
        </table:table-row>
        <table:table-row table:style-name="ro2">
          <table:table-cell table:number-columns-repeated="2"/>
          <table:table-cell table:style-name="ce26" table:formula="of:=CONCATENATE([.B$13]; COUNTA([.C$14:.C16]); &quot;.&quot;)" office:value-type="string" office:string-value="2.2.2.">
            <text:p>2.2.2.</text:p>
          </table:table-cell>
          <table:table-cell table:style-name="ce31" office:value-type="string">
            <text:p></text:p>
          </table:table-cell>
          <table:table-cell office:value-type="string">
            <text:p>Use FxCop 'Nunit.Debug' on 'Debug Test'</text:p>
          </table:table-cell>
          <table:table-cell table:number-columns-repeated="1019"/>
        </table:table-row>
        <table:table-row table:style-name="ro2">
          <table:table-cell table:number-columns-repeated="2"/>
          <table:table-cell table:style-name="ce26"/>
          <table:table-cell table:style-name="ce31"/>
          <table:table-cell office:value-type="string">
            <text:p>&gt; Open and verify "\Nunit\NUnit.Debug.FxCop"</text:p>
          </table:table-cell>
          <table:table-cell table:number-columns-repeated="1019"/>
        </table:table-row>
        <table:table-row table:style-name="ro1">
          <table:table-cell table:number-columns-repeated="2"/>
          <table:table-cell table:style-name="ce26" table:formula="of:=CONCATENATE([.B$13]; COUNTA([.C$14:.C18]); &quot;.&quot;)" office:value-type="string" office:string-value="2.2.3.">
            <text:p>2.2.3.</text:p>
          </table:table-cell>
          <table:table-cell table:style-name="ce31" office:value-type="string">
            <text:p></text:p>
          </table:table-cell>
          <table:table-cell office:value-type="string">
            <text:p>Use FxCop 'YAT.Debug'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Open and verify "\YAT\YAT.Debug.FxCop"</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escan takes less than a minute, but expect some time to fix errors/warnings/messag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3]); &quot;.&quot;)" office:value-type="string" office:string-value="2.3.">
            <text:p>2.3.</text:p>
          </table:table-cell>
          <table:table-cell table:style-name="ce28"/>
          <table:table-cell table:style-name="ce30"/>
          <table:table-cell table:style-name="ce28" office:value-type="string">
            <text:p>Run automated tests</text:p>
          </table:table-cell>
          <table:table-cell table:style-name="ce28"/>
          <table:table-cell table:style-name="ce39" office:value-type="time" office:time-value="PT02H00M00S">
            <text:p>02:00</text:p>
          </table:table-cell>
          <table:table-cell table:style-name="ce44"/>
          <table:table-cell table:style-name="ce39" table:formula="of:=MAX([.I$1:.I22])+[.G23]" office:value-type="time" office:time-value="PT04H55M00S">
            <text:p>04:55</text:p>
          </table:table-cell>
          <table:table-cell table:style-name="ce45"/>
          <table:table-cell table:style-name="ce1" table:number-columns-repeated="1014"/>
        </table:table-row>
        <table:table-row table:style-name="ro1">
          <table:table-cell table:number-columns-repeated="2"/>
          <table:table-cell table:style-name="ce26" table:formula="of:=CONCATENATE([.B$23]; COUNTA([.C$24:.C24]); &quot;.&quot;)" office:value-type="string" office:string-value="2.3.1.">
            <text:p>2.3.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Exclude 1'/10'/60'/infinite/endurance/interactive/stress"</text:p>
          </table:table-cell>
          <table:table-cell table:number-columns-repeated="1019"/>
        </table:table-row>
        <table:table-row table:style-name="ro1">
          <table:table-cell table:number-columns-repeated="2"/>
          <table:table-cell table:style-name="ce26" table:formula="of:=CONCATENATE([.B$23]; COUNTA([.C$24:.C27]); &quot;.&quot;)" office:value-type="string" office:string-value="2.3.2.">
            <text:p>2.3.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1">
          <table:table-cell table:number-columns-repeated="2"/>
          <table:table-cell table:style-name="ce26" table:formula="of:=CONCATENATE([.B$23]; COUNTA([.C$24:.C30]); &quot;.&quot;)" office:value-type="string" office:string-value="2.3.3.">
            <text:p>2.3.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Run takes around 10 minutes, but expect quite some time for fix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6]); &quot;.&quot;)" office:value-type="string" office:string-value="2.4.">
            <text:p>2.4.</text:p>
          </table:table-cell>
          <table:table-cell table:style-name="ce28"/>
          <table:table-cell table:style-name="ce30"/>
          <table:table-cell table:style-name="ce28" office:value-type="string">
            <text:p>Disconnect all devices, restart laptop, re-run automated tests</text:p>
          </table:table-cell>
          <table:table-cell table:style-name="ce28"/>
          <table:table-cell table:style-name="ce39" office:value-type="time" office:time-value="PT00H30M00S">
            <text:p>00:30</text:p>
          </table:table-cell>
          <table:table-cell table:style-name="ce44"/>
          <table:table-cell table:style-name="ce39" table:formula="of:=MAX([.I$1:.I35])+[.G36]" office:value-type="time" office:time-value="PT05H25M00S">
            <text:p>05:25</text:p>
          </table:table-cell>
          <table:table-cell table:style-name="ce45"/>
          <table:table-cell table:style-name="ce1" table:number-columns-repeated="1014"/>
        </table:table-row>
        <table:table-row table:style-name="ro1">
          <table:table-cell table:number-columns-repeated="2"/>
          <table:table-cell table:style-name="ce26" table:formula="of:=CONCATENATE([.B$36]; COUNTA([.C$37:.C37]); &quot;.&quot;)" office:value-type="string" office:string-value="2.4.1.">
            <text:p>2.4.1.</text:p>
          </table:table-cell>
          <table:table-cell table:style-name="ce31" office:value-type="string">
            <text:p></text:p>
          </table:table-cell>
          <table:table-cell table:formula="of:=CONCATENATE(&quot;Re-run &quot;; [.C24]; &quot; above&quot;)" office:value-type="string" office:string-value="Re-run 2.3.1. above">
            <text:p>Re-run 2.3.1. above</text:p>
          </table:table-cell>
          <table:table-cell table:number-columns-repeated="1019"/>
        </table:table-row>
        <table:table-row table:style-name="ro1">
          <table:table-cell table:number-columns-repeated="2"/>
          <table:table-cell table:style-name="ce26" table:formula="of:=CONCATENATE([.B$36]; COUNTA([.C$37:.C38]); &quot;.&quot;)" office:value-type="string" office:string-value="2.4.2.">
            <text:p>2.4.2.</text:p>
          </table:table-cell>
          <table:table-cell table:style-name="ce31" office:value-type="string">
            <text:p></text:p>
          </table:table-cell>
          <table:table-cell table:formula="of:=CONCATENATE(&quot;Re-run &quot;; [.C27]; &quot; above&quot;)" office:value-type="string" office:string-value="Re-run 2.3.2. above">
            <text:p>Re-run 2.3.2. above</text:p>
          </table:table-cell>
          <table:table-cell table:number-columns-repeated="1019"/>
        </table:table-row>
        <table:table-row table:style-name="ro1">
          <table:table-cell table:number-columns-repeated="2"/>
          <table:table-cell table:style-name="ce26" table:formula="of:=CONCATENATE([.B$36]; COUNTA([.C$37:.C39]); &quot;.&quot;)" office:value-type="string" office:string-value="2.4.3.">
            <text:p>2.4.3.</text:p>
          </table:table-cell>
          <table:table-cell table:style-name="ce31" office:value-type="string">
            <text:p></text:p>
          </table:table-cell>
          <table:table-cell table:formula="of:=CONCATENATE(&quot;Re-run &quot;; [.C30]; &quot; above&quot;)" office:value-type="string" office:string-value="Re-run 2.3.3. above">
            <text:p>Re-run 2.3.3. above</text:p>
          </table:table-cell>
          <table:table-cell table:number-columns-repeated="1019"/>
        </table:table-row>
        <table:table-row table:style-name="ro1">
          <table:table-cell table:number-columns-repeated="2"/>
          <table:table-cell table:style-name="ce26" table:formula="of:=CONCATENATE([.B$36]; COUNTA([.C$37:.C40]); &quot;.&quot;)" office:value-type="string" office:string-value="2.4.4.">
            <text:p>2.4.4.</text:p>
          </table:table-cell>
          <table:table-cell table:style-name="ce31" office:value-type="string">
            <text:p></text:p>
          </table:table-cell>
          <table:table-cell office:value-type="string">
            <text:p>Reconnect device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42]); &quot;.&quot;)" office:value-type="string" office:string-value="2.5.">
            <text:p>2.5.</text:p>
          </table:table-cell>
          <table:table-cell table:style-name="ce28"/>
          <table:table-cell table:style-name="ce30"/>
          <table:table-cell table:style-name="ce28" office:value-type="string">
            <text:p>Run interactive tests</text:p>
          </table:table-cell>
          <table:table-cell table:style-name="ce28"/>
          <table:table-cell table:style-name="ce39" office:value-type="time" office:time-value="PT00H10M00S">
            <text:p>00:10</text:p>
          </table:table-cell>
          <table:table-cell table:style-name="ce44"/>
          <table:table-cell table:style-name="ce39" table:formula="of:=MAX([.I$1:.I41])+[.G42]" office:value-type="time" office:time-value="PT05H35M00S">
            <text:p>05:35</text:p>
          </table:table-cell>
          <table:table-cell table:style-name="ce45"/>
          <table:table-cell table:style-name="ce1" table:number-columns-repeated="1014"/>
        </table:table-row>
        <table:table-row table:style-name="ro1">
          <table:table-cell table:number-columns-repeated="2"/>
          <table:table-cell table:style-name="ce26" table:formula="of:=CONCATENATE([.B$42]; COUNTA([.C$43:.C43]); &quot;.&quot;)" office:value-type="string" office:string-value="2.5.1.">
            <text:p>2.5.1.</text:p>
          </table:table-cell>
          <table:table-cell table:style-name="ce31" office:value-type="string">
            <text:p></text:p>
          </table:table-cell>
          <table:table-cell office:value-type="string">
            <text:p>Configure NUnit test categories</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Categories = Include interactive only"</text:p>
          </table:table-cell>
          <table:table-cell table:number-columns-repeated="1019"/>
        </table:table-row>
        <table:table-row table:style-name="ro1">
          <table:table-cell table:number-columns-repeated="2"/>
          <table:table-cell table:style-name="ce26" table:formula="of:=CONCATENATE([.B$42]; COUNTA([.C$43:.C46]); &quot;.&quot;)" office:value-type="string" office:string-value="2.5.2.">
            <text:p>2.5.2.</text:p>
          </table:table-cell>
          <table:table-cell table:style-name="ce31" office:value-type="string">
            <text:p></text:p>
          </table:table-cell>
          <table:table-cell office:value-type="string">
            <text:p>Use NUnit on 'Debug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Debug"</text:p>
          </table:table-cell>
          <table:table-cell table:number-columns-repeated="1019"/>
        </table:table-row>
        <table:table-row table:style-name="ro1">
          <table:table-cell table:number-columns-repeated="2"/>
          <table:table-cell table:style-name="ce26" table:formula="of:=CONCATENATE([.B$42]; COUNTA([.C$43:.C49]); &quot;.&quot;)" office:value-type="string" office:string-value="2.5.3.">
            <text:p>2.5.3.</text:p>
          </table:table-cell>
          <table:table-cell table:style-name="ce31" office:value-type="string">
            <text:p></text:p>
          </table:table-cell>
          <table:table-cell office:value-type="string">
            <text:p>Use NUnit on 'Release Test'</text:p>
          </table:table-cell>
          <table:table-cell table:number-columns-repeated="1019"/>
        </table:table-row>
        <table:table-row table:style-name="ro1">
          <table:table-cell table:number-columns-repeated="2"/>
          <table:table-cell table:style-name="ce26"/>
          <table:table-cell table:style-name="ce31"/>
          <table:table-cell office:value-type="string">
            <text:p>&gt; "Visual Studio &gt; Tools &gt; NUnit"</text:p>
          </table:table-cell>
          <table:table-cell table:number-columns-repeated="1019"/>
        </table:table-row>
        <table:table-row table:style-name="ro1">
          <table:table-cell table:number-columns-repeated="2"/>
          <table:table-cell table:style-name="ce26"/>
          <table:table-cell table:style-name="ce31"/>
          <table:table-cell office:value-type="string">
            <text:p><text:s text:c="4"/>&gt; "Project &gt; Configurations &gt; Release"</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3]); &quot;.&quot;)" office:value-type="string" office:string-value="2.6.">
            <text:p>2.6.</text:p>
          </table:table-cell>
          <table:table-cell table:style-name="ce28"/>
          <table:table-cell table:style-name="ce30"/>
          <table:table-cell table:style-name="ce28" office:value-type="string">
            <text:p>Run manual tests</text:p>
          </table:table-cell>
          <table:table-cell table:style-name="ce28"/>
          <table:table-cell table:style-name="ce39" office:value-type="time" office:time-value="PT01H30M00S">
            <text:p>01:30</text:p>
          </table:table-cell>
          <table:table-cell table:style-name="ce44"/>
          <table:table-cell table:style-name="ce39" table:formula="of:=MAX([.I$1:.I52])+[.G53]" office:value-type="time" office:time-value="PT07H05M00S">
            <text:p>07:05</text:p>
          </table:table-cell>
          <table:table-cell table:style-name="ce45"/>
          <table:table-cell table:style-name="ce1" table:number-columns-repeated="1014"/>
        </table:table-row>
        <table:table-row table:style-name="ro1">
          <table:table-cell table:number-columns-repeated="2"/>
          <table:table-cell table:style-name="ce26" table:formula="of:=CONCATENATE([.B$53]; COUNTA([.C$54:.C54]); &quot;.&quot;)" office:value-type="string" office:string-value="2.6.1.">
            <text:p>2.6.1.</text:p>
          </table:table-cell>
          <table:table-cell table:style-name="ce31" office:value-type="string">
            <text:p></text:p>
          </table:table-cell>
          <table:table-cell office:value-type="string">
            <text:p>According to manual test cases in "\YAT\_Doc.Project\5 - Test\YAT - Test.ods"</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56]); &quot;.&quot;)" office:value-type="string" office:string-value="2.7.">
            <text:p>2.7.</text:p>
          </table:table-cell>
          <table:table-cell table:style-name="ce28"/>
          <table:table-cell table:style-name="ce30"/>
          <table:table-cell table:style-name="ce28" office:value-type="string">
            <text:p>Re-run automated tests</text:p>
          </table:table-cell>
          <table:table-cell table:style-name="ce28"/>
          <table:table-cell table:style-name="ce39" office:value-type="time" office:time-value="PT00H15M00S">
            <text:p>00:15</text:p>
          </table:table-cell>
          <table:table-cell table:style-name="ce44"/>
          <table:table-cell table:style-name="ce39" table:formula="of:=MAX([.I$1:.I55])+[.G56]" office:value-type="time" office:time-value="PT07H20M00S">
            <text:p>07:20</text:p>
          </table:table-cell>
          <table:table-cell table:style-name="ce45"/>
          <table:table-cell table:style-name="ce1" table:number-columns-repeated="1014"/>
        </table:table-row>
        <table:table-row table:style-name="ro1">
          <table:table-cell table:number-columns-repeated="2"/>
          <table:table-cell table:style-name="ce26" table:formula="of:=CONCATENATE([.B$56]; COUNTA([.C$57:.C57]); &quot;.&quot;)" office:value-type="string" office:string-value="2.7.1.">
            <text:p>2.7.1.</text:p>
          </table:table-cell>
          <table:table-cell table:style-name="ce31" office:value-type="string">
            <text:p></text:p>
          </table:table-cell>
          <table:table-cell office:value-type="string">
            <text:p>Use NUnit on 'Release Test' to ensure that modifications didn't re-add bugs</text:p>
          </table:table-cell>
          <table:table-cell table:number-columns-repeated="1019"/>
        </table:table-row>
        <table:table-row table:style-name="ro1" table:number-rows-repeated="65480">
          <table:table-cell table:number-columns-repeated="1024"/>
        </table:table-row>
        <table:table-row table:style-name="ro1">
          <table:table-cell table:number-columns-repeated="1024"/>
        </table:table-row>
      </table:table>
      <table:table table:name="3. Build"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3">
            <text:p>3.</text:p>
          </table:table-cell>
          <table:table-cell table:style-name="ce23"/>
          <table:table-cell table:style-name="ce27"/>
          <table:table-cell table:style-name="ce29"/>
          <table:table-cell table:style-name="ce23" office:value-type="string">
            <text:p>Build</text:p>
          </table:table-cell>
          <table:table-cell table:style-name="ce27"/>
          <table:table-cell table:style-name="ce37" office:value-type="time" office:time-value="PT00H00M00S">
            <text:p>00:00</text:p>
          </table:table-cell>
          <table:table-cell table:style-name="ce42" table:formula="of:=[.G3]+SUM([.G4:.G65509])" office:value-type="time" office:time-value="PT00H30M00S">
            <text:p>00:30</text:p>
          </table:table-cell>
          <table:table-cell table:style-name="ce37" table:formula="of:=['2. Software Testing'.$J$3]" office:value-type="time" office:time-value="PT07H20M00S">
            <text:p>07:20</text:p>
          </table:table-cell>
          <table:table-cell table:style-name="ce42" table:formula="of:=MAX([.I4:.I65509])" office:value-type="time" office:time-value="PT07H50M00S">
            <text:p>07:5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3.1.">
            <text:p>3.1.</text:p>
          </table:table-cell>
          <table:table-cell table:style-name="ce28"/>
          <table:table-cell table:style-name="ce30"/>
          <table:table-cell table:style-name="ce28" office:value-type="string">
            <text:p>Write release notes</text:p>
          </table:table-cell>
          <table:table-cell table:style-name="ce28"/>
          <table:table-cell table:style-name="ce39" office:value-type="time" office:time-value="PT00H00M00S">
            <text:p>00:00</text:p>
          </table:table-cell>
          <table:table-cell table:style-name="ce44"/>
          <table:table-cell table:style-name="ce39" table:formula="of:=MAX([.I$1:.I4])+[.G5]" office:value-type="time" office:time-value="PT07H20M00S">
            <text:p>07:2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3.1.1.">
            <text:p>3.1.1.</text:p>
          </table:table-cell>
          <table:table-cell table:style-name="ce31" office:value-type="string">
            <text:p></text:p>
          </table:table-cell>
          <table:table-cell office:value-type="string">
            <text:p>Add them cumulatively to "\!-Doc.User\YAT Release Notes.tx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3.2.">
            <text:p>3.2.</text:p>
          </table:table-cell>
          <table:table-cell table:style-name="ce28"/>
          <table:table-cell table:style-name="ce30"/>
          <table:table-cell table:style-name="ce28" office:value-type="string">
            <text:p>Prepare package directory</text:p>
          </table:table-cell>
          <table:table-cell table:style-name="ce28"/>
          <table:table-cell table:style-name="ce39" office:value-type="time" office:time-value="PT00H10M00S">
            <text:p>00:10</text:p>
          </table:table-cell>
          <table:table-cell table:style-name="ce44"/>
          <table:table-cell table:style-name="ce39" table:formula="of:=MAX([.I$1:.I7])+[.G8]" office:value-type="time" office:time-value="PT07H30M00S">
            <text:p>07:3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3.2.1.">
            <text:p>3.2.1.</text:p>
          </table:table-cell>
          <table:table-cell table:style-name="ce31" office:value-type="string">
            <text:p></text:p>
          </table:table-cell>
          <table:table-cell office:value-type="string">
            <text:p>Add a new directory to the offline archive "\YAT\Releases and Checkpoints"</text:p>
          </table:table-cell>
          <table:table-cell table:number-columns-repeated="1019"/>
        </table:table-row>
        <table:table-row table:style-name="ro1">
          <table:table-cell table:number-columns-repeated="2"/>
          <table:table-cell table:style-name="ce26" table:formula="of:=CONCATENATE([.B$8]; COUNTA([.C$9:.C10]); &quot;.&quot;)" office:value-type="string" office:string-value="3.2.2.">
            <text:p>3.2.2.</text:p>
          </table:table-cell>
          <table:table-cell table:style-name="ce31" office:value-type="string">
            <text:p></text:p>
          </table:table-cell>
          <table:table-cell office:value-type="string">
            <text:p>Check and update year of "!-ReadMe.txt" in the release package directories</text:p>
          </table:table-cell>
          <table:table-cell table:number-columns-repeated="1019"/>
        </table:table-row>
        <table:table-row table:style-name="ro1">
          <table:table-cell table:number-columns-repeated="2"/>
          <table:table-cell table:style-name="ce26" table:formula="of:=CONCATENATE([.B$8]; COUNTA([.C$9:.C11]); &quot;.&quot;)" office:value-type="string" office:string-value="3.2.3.">
            <text:p>3.2.3.</text:p>
          </table:table-cell>
          <table:table-cell table:style-name="ce31" office:value-type="string">
            <text:p></text:p>
          </table:table-cell>
          <table:table-cell office:value-type="string">
            <text:p>Add the release notes to the release package directories</text:p>
          </table:table-cell>
          <table:table-cell table:number-columns-repeated="1019"/>
        </table:table-row>
        <table:table-row table:style-name="ro2">
          <table:table-cell table:number-columns-repeated="2"/>
          <table:table-cell table:style-name="ce26" table:formula="of:=CONCATENATE([.B$8]; COUNTA([.C$9:.C12]); &quot;.&quot;)" office:value-type="string" office:string-value="3.2.4.">
            <text:p>3.2.4.</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2">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Note: The distribution packages will be packed in a further step</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7]); &quot;.&quot;)" office:value-type="string" office:string-value="3.3.">
            <text:p>3.3.</text:p>
          </table:table-cell>
          <table:table-cell table:style-name="ce28"/>
          <table:table-cell table:style-name="ce30"/>
          <table:table-cell table:style-name="ce28" office:value-type="string">
            <text:p>Re-Build YAT</text:p>
          </table:table-cell>
          <table:table-cell table:style-name="ce28"/>
          <table:table-cell table:style-name="ce39" office:value-type="time" office:time-value="PT00H20M00S">
            <text:p>00:20</text:p>
          </table:table-cell>
          <table:table-cell table:style-name="ce44"/>
          <table:table-cell table:style-name="ce39" table:formula="of:=MAX([.I$1:.I16])+[.G17]" office:value-type="time" office:time-value="PT07H50M00S">
            <text:p>07:50</text:p>
          </table:table-cell>
          <table:table-cell table:style-name="ce45"/>
          <table:table-cell table:style-name="ce1" table:number-columns-repeated="1014"/>
        </table:table-row>
        <table:table-row table:style-name="ro1">
          <table:table-cell table:number-columns-repeated="2"/>
          <table:table-cell table:style-name="ce26" table:formula="of:=CONCATENATE([.B$17]; COUNTA([.C$18:.C18]); &quot;.&quot;)" office:value-type="string" office:string-value="3.3.1.">
            <text:p>3.3.1.</text:p>
          </table:table-cell>
          <table:table-cell table:style-name="ce31" office:value-type="string">
            <text:p></text:p>
          </table:table-cell>
          <table:table-cell office:value-type="string">
            <text:p>Check "YAT.Setup" prerequisites for "Release"</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peed</text:p>
          </table:table-cell>
          <table:table-cell table:number-columns-repeated="1019"/>
        </table:table-row>
        <table:table-row table:style-name="ro1">
          <table:table-cell table:number-columns-repeated="2"/>
          <table:table-cell table:style-name="ce26" table:formula="of:=CONCATENATE([.B$17]; COUNTA([.C$18:.C20]); &quot;.&quot;)" office:value-type="string" office:string-value="3.3.2.">
            <text:p>3.3.2.</text:p>
          </table:table-cell>
          <table:table-cell table:style-name="ce31" office:value-type="string">
            <text:p></text:p>
          </table:table-cell>
          <table:table-cell office:value-type="string">
            <text:p>Check "YAT.Setup" prerequisites for "Release with Prerequisites"</text:p>
          </table:table-cell>
          <table:table-cell table:number-columns-repeated="1019"/>
        </table:table-row>
        <table:table-row table:style-name="ro1">
          <table:table-cell table:number-columns-repeated="2"/>
          <table:table-cell table:style-name="ce26"/>
          <table:table-cell table:style-name="ce31"/>
          <table:table-cell office:value-type="string">
            <text:p>&gt; Optimize for size</text:p>
          </table:table-cell>
          <table:table-cell table:number-columns-repeated="1019"/>
        </table:table-row>
        <table:table-row table:style-name="ro1">
          <table:table-cell table:number-columns-repeated="2"/>
          <table:table-cell table:style-name="ce26" table:formula="of:=CONCATENATE([.B$17]; COUNTA([.C$18:.C22]); &quot;.&quot;)" office:value-type="string" office:string-value="3.3.3.">
            <text:p>3.3.3.</text:p>
          </table:table-cell>
          <table:table-cell table:style-name="ce31" office:value-type="string">
            <text:p></text:p>
          </table:table-cell>
          <table:table-cell office:value-type="string">
            <text:p>Re-Build "Release" configuration</text:p>
          </table:table-cell>
          <table:table-cell table:number-columns-repeated="1019"/>
        </table:table-row>
        <table:table-row table:style-name="ro1">
          <table:table-cell table:number-columns-repeated="2"/>
          <table:table-cell table:style-name="ce26"/>
          <table:table-cell table:style-name="ce31"/>
          <table:table-cell office:value-type="string">
            <text:p>&gt; Re-build to ensure that all assemblies have the same time stamp</text:p>
          </table:table-cell>
          <table:table-cell table:number-columns-repeated="1019"/>
        </table:table-row>
        <table:table-row table:style-name="ro1">
          <table:table-cell table:number-columns-repeated="2"/>
          <table:table-cell table:style-name="ce26" table:formula="of:=CONCATENATE([.B$17]; COUNTA([.C$18:.C24]); &quot;.&quot;)" office:value-type="string" office:string-value="3.3.4.">
            <text:p>3.3.4.</text:p>
          </table:table-cell>
          <table:table-cell table:style-name="ce31" office:value-type="string">
            <text:p></text:p>
          </table:table-cell>
          <table:table-cell office:value-type="string">
            <text:p>Build "Release with Prerequisites" configuration</text:p>
          </table:table-cell>
          <table:table-cell table:number-columns-repeated="1019"/>
        </table:table-row>
        <table:table-row table:style-name="ro1">
          <table:table-cell table:number-columns-repeated="4"/>
          <table:table-cell office:value-type="string">
            <text:p>&gt; No need to re-build since re-build has just been done</text:p>
          </table:table-cell>
          <table:table-cell table:number-columns-repeated="1019"/>
        </table:table-row>
        <table:table-row table:style-name="ro1" table:number-rows-repeated="65510">
          <table:table-cell table:number-columns-repeated="1024"/>
        </table:table-row>
        <table:table-row table:style-name="ro1">
          <table:table-cell table:number-columns-repeated="1024"/>
        </table:table-row>
      </table:table>
      <table:table table:name="4. Installation Testing" table:style-name="ta1" table:print="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4">
            <text:p>4.</text:p>
          </table:table-cell>
          <table:table-cell table:style-name="ce23"/>
          <table:table-cell table:style-name="ce27"/>
          <table:table-cell table:style-name="ce29"/>
          <table:table-cell table:style-name="ce23" office:value-type="string">
            <text:p>Installation Testing</text:p>
          </table:table-cell>
          <table:table-cell table:style-name="ce27"/>
          <table:table-cell table:style-name="ce37" office:value-type="time" office:time-value="PT00H00M00S">
            <text:p>00:00</text:p>
          </table:table-cell>
          <table:table-cell table:style-name="ce42" table:formula="of:=[.G3]+SUM([.G4:.G65495])" office:value-type="time" office:time-value="PT00H30M00S">
            <text:p>00:30</text:p>
          </table:table-cell>
          <table:table-cell table:style-name="ce37" table:formula="of:=['3. Build'.$J$3]" office:value-type="time" office:time-value="PT07H50M00S">
            <text:p>07:50</text:p>
          </table:table-cell>
          <table:table-cell table:style-name="ce42" table:formula="of:=MAX([.I4:.I65495])" office:value-type="time" office:time-value="PT08H20M00S">
            <text:p>08:2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4.1.">
            <text:p>4.1.</text:p>
          </table:table-cell>
          <table:table-cell table:style-name="ce28"/>
          <table:table-cell table:style-name="ce30"/>
          <table:table-cell table:style-name="ce28" office:value-type="string">
            <text:p>Installation</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00M00S">
            <text:p>08:0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4.1.1.">
            <text:p>4.1.1.</text:p>
          </table:table-cell>
          <table:table-cell table:style-name="ce31" office:value-type="string">
            <text:p></text:p>
          </table:table-cell>
          <table:table-cell office:value-type="string">
            <text:p>Close Visual Studio</text:p>
          </table:table-cell>
          <table:table-cell table:number-columns-repeated="1019"/>
        </table:table-row>
        <table:table-row table:style-name="ro2">
          <table:table-cell table:number-columns-repeated="2"/>
          <table:table-cell table:style-name="ce26"/>
          <table:table-cell table:style-name="ce31"/>
          <table:table-cell office:value-type="string">
            <text:p>&gt; Needed to ensure that YAT doesn't detect already running "YAT.vshost.exe" on startup</text:p>
          </table:table-cell>
          <table:table-cell table:number-columns-repeated="1019"/>
        </table:table-row>
        <table:table-row table:style-name="ro1">
          <table:table-cell table:number-columns-repeated="2"/>
          <table:table-cell table:style-name="ce26" table:formula="of:=CONCATENATE([.B$5]; COUNTA([.C$6:.C8]); &quot;.&quot;)" office:value-type="string" office:string-value="4.1.2.">
            <text:p>4.1.2.</text:p>
          </table:table-cell>
          <table:table-cell table:style-name="ce31" office:value-type="string">
            <text:p></text:p>
          </table:table-cell>
          <table:table-cell office:value-type="string">
            <text:p>Install YA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0]); &quot;.&quot;)" office:value-type="string" office:string-value="4.2.">
            <text:p>4.2.</text:p>
          </table:table-cell>
          <table:table-cell table:style-name="ce28"/>
          <table:table-cell table:style-name="ce30"/>
          <table:table-cell table:style-name="ce28" office:value-type="string">
            <text:p>Run manual after-installation tests</text:p>
          </table:table-cell>
          <table:table-cell table:style-name="ce28"/>
          <table:table-cell table:style-name="ce39" office:value-type="time" office:time-value="PT00H20M00S">
            <text:p>00:20</text:p>
          </table:table-cell>
          <table:table-cell table:style-name="ce44"/>
          <table:table-cell table:style-name="ce39" table:formula="of:=MAX([.I$1:.I9])+[.G10]" office:value-type="time" office:time-value="PT08H20M00S">
            <text:p>08:20</text:p>
          </table:table-cell>
          <table:table-cell table:style-name="ce45"/>
          <table:table-cell table:style-name="ce1" table:number-columns-repeated="1014"/>
        </table:table-row>
        <table:table-row table:style-name="ro1">
          <table:table-cell table:number-columns-repeated="2"/>
          <table:table-cell table:style-name="ce26" table:formula="of:=CONCATENATE([.B$10]; COUNTA([.C$11:.C11]); &quot;.&quot;)" office:value-type="string" office:string-value="4.2.1.">
            <text:p>4.2.1.</text:p>
          </table:table-cell>
          <table:table-cell table:style-name="ce31" office:value-type="string">
            <text:p></text:p>
          </table:table-cell>
          <table:table-cell office:value-type="string">
            <text:p>Run according to manual after-installation test cases</text:p>
          </table:table-cell>
          <table:table-cell table:number-columns-repeated="1019"/>
        </table:table-row>
        <table:table-row table:style-name="ro1" table:number-rows-repeated="65524">
          <table:table-cell table:number-columns-repeated="1024"/>
        </table:table-row>
        <table:table-row table:style-name="ro1">
          <table:table-cell table:number-columns-repeated="1024"/>
        </table:table-row>
      </table:table>
      <table:table table:name="5. Packaging"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5">
            <text:p>5.</text:p>
          </table:table-cell>
          <table:table-cell table:style-name="ce23"/>
          <table:table-cell table:style-name="ce27"/>
          <table:table-cell table:style-name="ce29"/>
          <table:table-cell table:style-name="ce23" office:value-type="string">
            <text:p>Packaging</text:p>
          </table:table-cell>
          <table:table-cell table:style-name="ce27"/>
          <table:table-cell table:style-name="ce37" office:value-type="time" office:time-value="PT00H00M00S">
            <text:p>00:00</text:p>
          </table:table-cell>
          <table:table-cell table:style-name="ce42" table:formula="of:=[.G3]+SUM([.G4:.G65508])" office:value-type="time" office:time-value="PT00H35M00S">
            <text:p>00:35</text:p>
          </table:table-cell>
          <table:table-cell table:style-name="ce37" table:formula="of:=['4. Installation Testing'.$J$3]" office:value-type="time" office:time-value="PT08H20M00S">
            <text:p>08:20</text:p>
          </table:table-cell>
          <table:table-cell table:style-name="ce42" table:formula="of:=MAX([.I4:.I65508])" office:value-type="time" office:time-value="PT08H55M00S">
            <text:p>08:55</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5.1.">
            <text:p>5.1.</text:p>
          </table:table-cell>
          <table:table-cell table:style-name="ce28"/>
          <table:table-cell table:style-name="ce30"/>
          <table:table-cell table:style-name="ce28" office:value-type="string">
            <text:p>Feature request and bug trackers</text:p>
          </table:table-cell>
          <table:table-cell table:style-name="ce28"/>
          <table:table-cell table:style-name="ce39" office:value-type="time" office:time-value="PT00H05M00S">
            <text:p>00:05</text:p>
          </table:table-cell>
          <table:table-cell table:style-name="ce44"/>
          <table:table-cell table:style-name="ce39" table:formula="of:=MAX([.I$1:.I4])+[.G5]" office:value-type="time" office:time-value="PT08H25M00S">
            <text:p>08: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5.1.1.">
            <text:p>5.1.1.</text:p>
          </table:table-cell>
          <table:table-cell table:style-name="ce31" office:value-type="string">
            <text:p></text:p>
          </table:table-cell>
          <table:table-cell office:value-type="string">
            <text:p>Check that items that are covered by this release have been clos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8]); &quot;.&quot;)" office:value-type="string" office:string-value="5.2.">
            <text:p>5.2.</text:p>
          </table:table-cell>
          <table:table-cell table:style-name="ce28"/>
          <table:table-cell table:style-name="ce30"/>
          <table:table-cell table:style-name="ce28" office:value-type="string">
            <text:p>Commit and tag YAT</text:p>
          </table:table-cell>
          <table:table-cell table:style-name="ce28"/>
          <table:table-cell table:style-name="ce39" office:value-type="time" office:time-value="PT00H15M00S">
            <text:p>00:15</text:p>
          </table:table-cell>
          <table:table-cell table:style-name="ce44"/>
          <table:table-cell table:style-name="ce39" table:formula="of:=MAX([.I$1:.I7])+[.G8]" office:value-type="time" office:time-value="PT08H40M00S">
            <text:p>08:40</text:p>
          </table:table-cell>
          <table:table-cell table:style-name="ce45"/>
          <table:table-cell table:style-name="ce1" table:number-columns-repeated="1014"/>
        </table:table-row>
        <table:table-row table:style-name="ro1">
          <table:table-cell table:number-columns-repeated="2"/>
          <table:table-cell table:style-name="ce26" table:formula="of:=CONCATENATE([.B$8]; COUNTA([.C$9:.C9]); &quot;.&quot;)" office:value-type="string" office:string-value="5.2.1.">
            <text:p>5.2.1.</text:p>
          </table:table-cell>
          <table:table-cell table:style-name="ce31" office:value-type="string">
            <text:p></text:p>
          </table:table-cell>
          <table:table-cell office:value-type="string">
            <text:p>Commit any modifications to the subversion repository</text:p>
          </table:table-cell>
          <table:table-cell table:number-columns-repeated="1019"/>
        </table:table-row>
        <table:table-row table:style-name="ro6">
          <table:table-cell table:number-columns-repeated="2"/>
          <table:table-cell table:style-name="ce26"/>
          <table:table-cell table:style-name="ce31"/>
          <table:table-cell office:value-type="string">
            <text:p>&gt; Message e.g. "YAT 2.0 Beta 3 Candidate 3 Version 1.99.25"</text:p>
          </table:table-cell>
          <table:table-cell table:number-columns-repeated="1019"/>
        </table:table-row>
        <table:table-row table:style-name="ro1">
          <table:table-cell table:number-columns-repeated="2"/>
          <table:table-cell table:style-name="ce26" table:formula="of:=CONCATENATE([.B$8]; COUNTA([.C$9:.C11]); &quot;.&quot;)" office:value-type="string" office:string-value="5.2.2.">
            <text:p>5.2.2.</text:p>
          </table:table-cell>
          <table:table-cell table:style-name="ce31" office:value-type="string">
            <text:p></text:p>
          </table:table-cell>
          <table:table-cell office:value-type="string">
            <text:p>Tag/checkpoint the project</text:p>
          </table:table-cell>
          <table:table-cell table:number-columns-repeated="1019"/>
        </table:table-row>
        <table:table-row table:style-name="ro6">
          <table:table-cell table:number-columns-repeated="2"/>
          <table:table-cell table:style-name="ce26"/>
          <table:table-cell table:style-name="ce31"/>
          <table:table-cell office:value-type="string">
            <text:p>&gt; SVN &gt; Repo Browser</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runk'</text:p>
          </table:table-cell>
          <table:table-cell table:number-columns-repeated="1019"/>
        </table:table-row>
        <table:table-row table:style-name="ro1">
          <table:table-cell table:number-columns-repeated="2"/>
          <table:table-cell table:style-name="ce26"/>
          <table:table-cell table:style-name="ce31"/>
          <table:table-cell office:value-type="string">
            <text:p><text:s text:c="6"/>&gt; Copy to...</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New name e.g. "&lt;...&gt;/tags/yat-1-99-25-beta-3-candidate-3"</text:p>
          </table:table-cell>
          <table:table-cell table:number-columns-repeated="1019"/>
        </table:table-row>
        <table:table-row table:style-name="ro6">
          <table:table-cell table:number-columns-repeated="2"/>
          <table:table-cell table:style-name="ce26"/>
          <table:table-cell table:style-name="ce31"/>
          <table:table-cell office:value-type="string">
            <text:p><text:s text:c="9"/>&gt; Message <text:s/>e.g. "YAT 2.0 Beta 3 Candidate 3 Version 1.99.25"</text:p>
          </table:table-cell>
          <table:table-cell table:number-columns-repeated="1019"/>
        </table:table-row>
        <table:table-row table:style-name="ro1">
          <table:table-cell table:number-columns-repeated="2"/>
          <table:table-cell table:style-name="ce26"/>
          <table:table-cell table:style-name="ce31"/>
          <table:table-cell office:value-type="string">
            <text:p><text:s text:c="3"/>&gt; Select 'tags'</text:p>
          </table:table-cell>
          <table:table-cell table:number-columns-repeated="1019"/>
        </table:table-row>
        <table:table-row table:style-name="ro1">
          <table:table-cell table:number-columns-repeated="4"/>
          <table:table-cell office:value-type="string">
            <text:p><text:s text:c="6"/>&gt; Check tag</text:p>
          </table:table-cell>
          <table:table-cell table:number-columns-repeated="1019"/>
        </table:table-row>
        <table:table-row table:style-name="ro1">
          <table:table-cell table:number-columns-repeated="2"/>
          <table:table-cell table:style-name="ce26" table:formula="of:=CONCATENATE([.B$8]; COUNTA([.C$9:.C19]); &quot;.&quot;)" office:value-type="string" office:string-value="5.2.3.">
            <text:p>5.2.3.</text:p>
          </table:table-cell>
          <table:table-cell table:style-name="ce31" office:value-type="string">
            <text:p></text:p>
          </table:table-cell>
          <table:table-cell office:value-type="string">
            <text:p>Fill SVN revision into 'The YAT story' in '0. Overview'</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1]); &quot;.&quot;)" office:value-type="string" office:string-value="5.3.">
            <text:p>5.3.</text:p>
          </table:table-cell>
          <table:table-cell table:style-name="ce28"/>
          <table:table-cell table:style-name="ce30"/>
          <table:table-cell table:style-name="ce28" office:value-type="string">
            <text:p>Pack YAT</text:p>
          </table:table-cell>
          <table:table-cell table:style-name="ce28"/>
          <table:table-cell table:style-name="ce39" office:value-type="time" office:time-value="PT00H15M00S">
            <text:p>00:15</text:p>
          </table:table-cell>
          <table:table-cell table:style-name="ce44"/>
          <table:table-cell table:style-name="ce39" table:formula="of:=MAX([.I$1:.I18])+[.G21]" office:value-type="time" office:time-value="PT08H55M00S">
            <text:p>08:55</text:p>
          </table:table-cell>
          <table:table-cell table:style-name="ce45"/>
          <table:table-cell table:style-name="ce1" table:number-columns-repeated="1014"/>
        </table:table-row>
        <table:table-row table:style-name="ro1">
          <table:table-cell table:number-columns-repeated="2"/>
          <table:table-cell table:style-name="ce26" table:formula="of:=CONCATENATE([.B$21]; COUNTA([.C$22:.C22]); &quot;.&quot;)" office:value-type="string" office:string-value="5.3.1.">
            <text:p>5.3.1.</text:p>
          </table:table-cell>
          <table:table-cell table:style-name="ce31" office:value-type="string">
            <text:p></text:p>
          </table:table-cell>
          <table:table-cell office:value-type="string">
            <text:p>Update "\Distribution\Release"</text:p>
          </table:table-cell>
          <table:table-cell table:number-columns-repeated="1019"/>
        </table:table-row>
        <table:table-row table:style-name="ro1">
          <table:table-cell table:number-columns-repeated="2"/>
          <table:table-cell table:style-name="ce26" table:formula="of:=CONCATENATE([.B$21]; COUNTA([.C$22:.C23]); &quot;.&quot;)" office:value-type="string" office:string-value="5.3.2.">
            <text:p>5.3.2.</text:p>
          </table:table-cell>
          <table:table-cell table:style-name="ce31" office:value-type="string">
            <text:p></text:p>
          </table:table-cell>
          <table:table-cell office:value-type="string">
            <text:p>Update "\Distribution\Release With Prerequisites"</text:p>
          </table:table-cell>
          <table:table-cell table:number-columns-repeated="1019"/>
        </table:table-row>
        <table:table-row table:style-name="ro1">
          <table:table-cell table:number-columns-repeated="2"/>
          <table:table-cell table:style-name="ce26" table:formula="of:=CONCATENATE([.B$21]; COUNTA([.C$22:.C24]); &quot;.&quot;)" office:value-type="string" office:string-value="5.3.3.">
            <text:p>5.3.3.</text:p>
          </table:table-cell>
          <table:table-cell table:style-name="ce31" office:value-type="string">
            <text:p></text:p>
          </table:table-cell>
          <table:table-cell office:value-type="string">
            <text:p>Create the two according .zip file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table table:name="6. Upload"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6">
            <text:p>6.</text:p>
          </table:table-cell>
          <table:table-cell table:style-name="ce23"/>
          <table:table-cell table:style-name="ce27"/>
          <table:table-cell table:style-name="ce29"/>
          <table:table-cell table:style-name="ce23" office:value-type="string">
            <text:p>Upload</text:p>
          </table:table-cell>
          <table:table-cell table:style-name="ce27"/>
          <table:table-cell table:style-name="ce37" office:value-type="time" office:time-value="PT00H00M00S">
            <text:p>00:00</text:p>
          </table:table-cell>
          <table:table-cell table:style-name="ce42" table:formula="of:=[.G3]+SUM([.G4:.G65510])" office:value-type="time" office:time-value="PT00H50M00S">
            <text:p>00:50</text:p>
          </table:table-cell>
          <table:table-cell table:style-name="ce37" table:formula="of:=['4. Installation Testing'.$J$3]" office:value-type="time" office:time-value="PT08H20M00S">
            <text:p>08:20</text:p>
          </table:table-cell>
          <table:table-cell table:style-name="ce42" table:formula="of:=MAX([.I4:.I65510])" office:value-type="time" office:time-value="PT09H10M00S">
            <text:p>09:1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6.1.">
            <text:p>6.1.</text:p>
          </table:table-cell>
          <table:table-cell table:style-name="ce28"/>
          <table:table-cell table:style-name="ce30"/>
          <table:table-cell table:style-name="ce28" office:value-type="string">
            <text:p>Prepare upload to SourceForge</text:p>
          </table:table-cell>
          <table:table-cell table:style-name="ce28"/>
          <table:table-cell table:style-name="ce39" office:value-type="time" office:time-value="PT00H10M00S">
            <text:p>00:10</text:p>
          </table:table-cell>
          <table:table-cell table:style-name="ce44"/>
          <table:table-cell table:style-name="ce39" table:formula="of:=MAX([.I$1:.I4])+[.G5]" office:value-type="time" office:time-value="PT08H30M00S">
            <text:p>08:30</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6.1.1.">
            <text:p>6.1.1.</text:p>
          </table:table-cell>
          <table:table-cell table:style-name="ce31" office:value-type="string">
            <text:p></text:p>
          </table:table-cell>
          <table:table-cell office:value-type="string">
            <text:p>Log in as 'y-a-terminal'</text:p>
          </table:table-cell>
          <table:table-cell table:number-columns-repeated="1019"/>
        </table:table-row>
        <table:table-row table:style-name="ro1">
          <table:table-cell table:number-columns-repeated="2"/>
          <table:table-cell table:style-name="ce26" table:formula="of:=CONCATENATE([.B$5]; COUNTA([.C$6:.C7]); &quot;.&quot;)" office:value-type="string" office:string-value="6.1.2.">
            <text:p>6.1.2.</text:p>
          </table:table-cell>
          <table:table-cell table:style-name="ce31" office:value-type="string">
            <text:p></text:p>
          </table:table-cell>
          <table:table-cell office:value-type="string">
            <text:p>Go to 'SourceForge &gt; Files'</text:p>
          </table:table-cell>
          <table:table-cell table:number-columns-repeated="1019"/>
        </table:table-row>
        <table:table-row table:style-name="ro1">
          <table:table-cell table:number-columns-repeated="2"/>
          <table:table-cell table:style-name="ce26" table:formula="of:=CONCATENATE([.B$5]; COUNTA([.C$6:.C8]); &quot;.&quot;)" office:value-type="string" office:string-value="6.1.3.">
            <text:p>6.1.3.</text:p>
          </table:table-cell>
          <table:table-cell table:style-name="ce31" office:value-type="string">
            <text:p></text:p>
          </table:table-cell>
          <table:table-cell office:value-type="string">
            <text:p>Add release folder (e.g. "Version 1.99.25 - YAT 2.0 Beta 3 Candidate 3")</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2"/>
          <table:table-cell table:style-name="ce26"/>
          <table:table-cell table:style-name="ce31"/>
          <table:table-cell office:value-type="string">
            <text:p>HowTo:</text:p>
          </table:table-cell>
          <table:table-cell table:number-columns-repeated="1019"/>
        </table:table-row>
        <table:table-row table:style-name="ro2">
          <table:table-cell table:number-columns-repeated="2"/>
          <table:table-cell table:style-name="ce26"/>
          <table:table-cell table:style-name="ce31"/>
          <table:table-cell office:value-type="string">
            <text:p>&lt;<text:a xlink:href="https://sourceforge.net/apps/trac/sourceforge/wiki/Release%20files%20for%20download">https://sourceforge.net/apps/trac/sourceforge/wiki/Release%20files%20for%20download</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3]); &quot;.&quot;)" office:value-type="string" office:string-value="6.2.">
            <text:p>6.2.</text:p>
          </table:table-cell>
          <table:table-cell table:style-name="ce28"/>
          <table:table-cell table:style-name="ce30"/>
          <table:table-cell table:style-name="ce28" office:value-type="string">
            <text:p>Add release</text:p>
          </table:table-cell>
          <table:table-cell table:style-name="ce28"/>
          <table:table-cell table:style-name="ce39" office:value-type="time" office:time-value="PT00H30M00S">
            <text:p>00:30</text:p>
          </table:table-cell>
          <table:table-cell table:style-name="ce44"/>
          <table:table-cell table:style-name="ce39" table:formula="of:=MAX([.I$1:.I12])+[.G13]" office:value-type="time" office:time-value="PT09H00M00S">
            <text:p>09:00</text:p>
          </table:table-cell>
          <table:table-cell table:style-name="ce45"/>
          <table:table-cell table:style-name="ce1" table:number-columns-repeated="1014"/>
        </table:table-row>
        <table:table-row table:style-name="ro1">
          <table:table-cell table:number-columns-repeated="2"/>
          <table:table-cell table:style-name="ce26" table:formula="of:=CONCATENATE([.B$13]; COUNTA([.C$14:.C14]); &quot;.&quot;)" office:value-type="string" office:string-value="6.2.1.">
            <text:p>6.2.1.</text:p>
          </table:table-cell>
          <table:table-cell table:style-name="ce31" office:value-type="string">
            <text:p></text:p>
          </table:table-cell>
          <table:table-cell office:value-type="string">
            <text:p>Upload distributions using the web interface</text:p>
          </table:table-cell>
          <table:table-cell table:number-columns-repeated="1019"/>
        </table:table-row>
        <table:table-row table:style-name="ro1">
          <table:table-cell table:number-columns-repeated="2"/>
          <table:table-cell table:style-name="ce26"/>
          <table:table-cell table:style-name="ce31"/>
          <table:table-cell office:value-type="string">
            <text:p>&gt; 'Release' takes approx. 2 minutes (for 6 MB)</text:p>
          </table:table-cell>
          <table:table-cell table:number-columns-repeated="1019"/>
        </table:table-row>
        <table:table-row table:style-name="ro1">
          <table:table-cell table:number-columns-repeated="2"/>
          <table:table-cell table:style-name="ce26"/>
          <table:table-cell table:style-name="ce31"/>
          <table:table-cell office:value-type="string">
            <text:p>&gt; 'Release With Prerequisites' takes approx. 60 minutes (for 200 MB)</text:p>
          </table:table-cell>
          <table:table-cell table:number-columns-repeated="1019"/>
        </table:table-row>
        <table:table-row table:style-name="ro1">
          <table:table-cell table:number-columns-repeated="2"/>
          <table:table-cell table:style-name="ce26" table:formula="of:=CONCATENATE([.B$13]; COUNTA([.C$14:.C17]); &quot;.&quot;)" office:value-type="string" office:string-value="6.2.2.">
            <text:p>6.2.2.</text:p>
          </table:table-cell>
          <table:table-cell table:style-name="ce31" office:value-type="string">
            <text:p></text:p>
          </table:table-cell>
          <table:table-cell office:value-type="string">
            <text:p>Tick default platform download on normal distribution</text:p>
          </table:table-cell>
          <table:table-cell table:number-columns-repeated="1019"/>
        </table:table-row>
        <table:table-row table:style-name="ro1">
          <table:table-cell table:number-columns-repeated="2"/>
          <table:table-cell table:style-name="ce26" table:formula="of:=CONCATENATE([.B$13]; COUNTA([.C$14:.C18]); &quot;.&quot;)" office:value-type="string" office:string-value="6.2.3.">
            <text:p>6.2.3.</text:p>
          </table:table-cell>
          <table:table-cell table:style-name="ce31" office:value-type="string">
            <text:p></text:p>
          </table:table-cell>
          <table:table-cell office:value-type="string">
            <text:p>Copy and rename the release notes to "YAT Release Notes - ReadMe.txt"</text:p>
          </table:table-cell>
          <table:table-cell table:number-columns-repeated="1019"/>
        </table:table-row>
        <table:table-row table:style-name="ro1">
          <table:table-cell table:number-columns-repeated="2"/>
          <table:table-cell table:style-name="ce26"/>
          <table:table-cell table:style-name="ce31"/>
          <table:table-cell office:value-type="string">
            <text:p>&gt; SourceForge requires the file to contain 'readme' in the name</text:p>
          </table:table-cell>
          <table:table-cell table:number-columns-repeated="1019"/>
        </table:table-row>
        <table:table-row table:style-name="ro1">
          <table:table-cell table:number-columns-repeated="2"/>
          <table:table-cell table:style-name="ce26" table:formula="of:=CONCATENATE([.B$13]; COUNTA([.C$14:.C20]); &quot;.&quot;)" office:value-type="string" office:string-value="6.2.4.">
            <text:p>6.2.4.</text:p>
          </table:table-cell>
          <table:table-cell table:style-name="ce31" office:value-type="string">
            <text:p></text:p>
          </table:table-cell>
          <table:table-cell office:value-type="string">
            <text:p>Upload release notes to the release folder</text:p>
          </table:table-cell>
          <table:table-cell table:number-columns-repeated="1019"/>
        </table:table-row>
        <table:table-row table:style-name="ro1">
          <table:table-cell table:number-columns-repeated="2"/>
          <table:table-cell table:style-name="ce26" table:formula="of:=CONCATENATE([.B$13]; COUNTA([.C$14:.C21]); &quot;.&quot;)" office:value-type="string" office:string-value="6.2.5.">
            <text:p>6.2.5.</text:p>
          </table:table-cell>
          <table:table-cell table:style-name="ce31" office:value-type="string">
            <text:p></text:p>
          </table:table-cell>
          <table:table-cell office:value-type="string">
            <text:p>Upload release notes to the parent folder</text:p>
          </table:table-cell>
          <table:table-cell table:number-columns-repeated="1019"/>
        </table:table-row>
        <table:table-row table:style-name="ro1">
          <table:table-cell table:number-columns-repeated="2"/>
          <table:table-cell table:style-name="ce26" table:formula="of:=CONCATENATE([.B$13]; COUNTA([.C$14:.C22]); &quot;.&quot;)" office:value-type="string" office:string-value="6.2.6.">
            <text:p>6.2.6.</text:p>
          </table:table-cell>
          <table:table-cell table:style-name="ce31" office:value-type="string">
            <text:p></text:p>
          </table:table-cell>
          <table:table-cell office:value-type="string">
            <text:p>Upload release notes to the main folder</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1">
          <table:table-cell table:number-columns-repeated="1024"/>
        </table:table-row>
        <table:table-row table:style-name="ro1">
          <table:table-cell table:style-name="ce1"/>
          <table:table-cell table:style-name="ce25" table:formula="of:=CONCATENATE([.A$3]; &quot;.&quot;; COUNTA([.B$5:.B25]); &quot;.&quot;)" office:value-type="string" office:string-value="6.3.">
            <text:p>6.3.</text:p>
          </table:table-cell>
          <table:table-cell table:style-name="ce28"/>
          <table:table-cell table:style-name="ce30"/>
          <table:table-cell table:style-name="ce28" office:value-type="string">
            <text:p>Check release and release notes</text:p>
          </table:table-cell>
          <table:table-cell table:style-name="ce28"/>
          <table:table-cell table:style-name="ce39" office:value-type="time" office:time-value="PT00H10M00S">
            <text:p>00:10</text:p>
          </table:table-cell>
          <table:table-cell table:style-name="ce44"/>
          <table:table-cell table:style-name="ce39" table:formula="of:=MAX([.I$1:.I24])+[.G25]" office:value-type="time" office:time-value="PT09H10M00S">
            <text:p>09:10</text:p>
          </table:table-cell>
          <table:table-cell table:style-name="ce45"/>
          <table:table-cell table:style-name="ce1" table:number-columns-repeated="1014"/>
        </table:table-row>
        <table:table-row table:style-name="ro1">
          <table:table-cell table:number-columns-repeated="2"/>
          <table:table-cell table:style-name="ce26" table:formula="of:=CONCATENATE([.B$25]; COUNTA([.C$26:.C26]); &quot;.&quot;)" office:value-type="string" office:string-value="6.3.1.">
            <text:p>6.3.1.</text:p>
          </table:table-cell>
          <table:table-cell table:style-name="ce31" office:value-type="string">
            <text:p></text:p>
          </table:table-cell>
          <table:table-cell office:value-type="string">
            <text:p>Reload YAT web page</text:p>
          </table:table-cell>
          <table:table-cell table:number-columns-repeated="1019"/>
        </table:table-row>
        <table:table-row table:style-name="ro1">
          <table:table-cell table:number-columns-repeated="2"/>
          <table:table-cell table:style-name="ce26" table:formula="of:=CONCATENATE([.B$25]; COUNTA([.C$26:.C27]); &quot;.&quot;)" office:value-type="string" office:string-value="6.3.2.">
            <text:p>6.3.2.</text:p>
          </table:table-cell>
          <table:table-cell table:style-name="ce31" office:value-type="string">
            <text:p></text:p>
          </table:table-cell>
          <table:table-cell office:value-type="string">
            <text:p>Download release and verify contents of .zip</text:p>
          </table:table-cell>
          <table:table-cell table:number-columns-repeated="1019"/>
        </table:table-row>
        <table:table-row table:style-name="ro1">
          <table:table-cell table:number-columns-repeated="2"/>
          <table:table-cell table:style-name="ce26" table:formula="of:=CONCATENATE([.B$25]; COUNTA([.C$26:.C28]); &quot;.&quot;)" office:value-type="string" office:string-value="6.3.3.">
            <text:p>6.3.3.</text:p>
          </table:table-cell>
          <table:table-cell table:style-name="ce31" office:value-type="string">
            <text:p></text:p>
          </table:table-cell>
          <table:table-cell office:value-type="string">
            <text:p>Take a look at the release notes</text:p>
          </table:table-cell>
          <table:table-cell table:number-columns-repeated="1019"/>
        </table:table-row>
        <table:table-row table:style-name="ro1" table:number-rows-repeated="65507">
          <table:table-cell table:number-columns-repeated="1024"/>
        </table:table-row>
        <table:table-row table:style-name="ro1">
          <table:table-cell table:number-columns-repeated="1024"/>
        </table:table-row>
      </table:table>
      <table:table table:name="7. Finalization" table:style-name="ta1" table:print="false">
        <office:forms form:automatic-focus="false" form:apply-design-mode="false"/>
        <table:table-column table:style-name="co3" table:default-cell-style-name="Default"/>
        <table:table-column table:style-name="co11" table:default-cell-style-name="ce26"/>
        <table:table-column table:style-name="co12" table:default-cell-style-name="Default"/>
        <table:table-column table:style-name="co13" table:default-cell-style-name="ce7"/>
        <table:table-column table:style-name="co14" table:default-cell-style-name="Default"/>
        <table:table-column table:style-name="co5" table:default-cell-style-name="Default"/>
        <table:table-column table:style-name="co15" table:default-cell-style-name="ce38"/>
        <table:table-column table:style-name="co15" table:default-cell-style-name="ce43"/>
        <table:table-column table:style-name="co15" table:default-cell-style-name="ce38"/>
        <table:table-column table:style-name="co15" table:default-cell-style-name="ce43"/>
        <table:table-column table:style-name="co10" table:number-columns-repeated="1014" table:default-cell-style-name="Default"/>
        <table:table-row table:style-name="ro1">
          <table:table-cell table:style-name="ce17"/>
          <table:table-cell table:style-name="ce21" table:number-columns-repeated="4"/>
          <table:table-cell table:style-name="ce33" office:value-type="string">
            <text:p>Duration</text:p>
          </table:table-cell>
          <table:table-cell table:style-name="ce35" office:value-type="string">
            <text:p>Step</text:p>
          </table:table-cell>
          <table:table-cell table:style-name="ce40"/>
          <table:table-cell table:style-name="ce35" office:value-type="string">
            <text:p>Total</text:p>
          </table:table-cell>
          <table:table-cell table:style-name="ce40"/>
          <table:table-cell table:style-name="ce21" table:number-columns-repeated="1014"/>
        </table:table-row>
        <table:table-row table:style-name="ro1">
          <table:table-cell table:style-name="ce18"/>
          <table:table-cell table:style-name="ce22" table:number-columns-repeated="4"/>
          <table:table-cell table:style-name="ce34"/>
          <table:table-cell table:style-name="ce36"/>
          <table:table-cell table:style-name="ce41"/>
          <table:table-cell table:style-name="ce36"/>
          <table:table-cell table:style-name="ce41"/>
          <table:table-cell table:style-name="ce22" table:number-columns-repeated="1014"/>
        </table:table-row>
        <table:table-row table:style-name="ro3">
          <table:table-cell table:style-name="ce19" office:value-type="float" office:value="7">
            <text:p>7.</text:p>
          </table:table-cell>
          <table:table-cell table:style-name="ce23"/>
          <table:table-cell table:style-name="ce27"/>
          <table:table-cell table:style-name="ce29"/>
          <table:table-cell table:style-name="ce23" office:value-type="string">
            <text:p>Finalization</text:p>
          </table:table-cell>
          <table:table-cell table:style-name="ce27"/>
          <table:table-cell table:style-name="ce37" office:value-type="time" office:time-value="PT00H00M00S">
            <text:p>00:00</text:p>
          </table:table-cell>
          <table:table-cell table:style-name="ce42" table:formula="of:=[.G3]+SUM([.G4:.G65526])" office:value-type="time" office:time-value="PT02H05M00S">
            <text:p>02:05</text:p>
          </table:table-cell>
          <table:table-cell table:style-name="ce37" table:formula="of:=['6. Upload'.$J$3]" office:value-type="time" office:time-value="PT09H10M00S">
            <text:p>09:10</text:p>
          </table:table-cell>
          <table:table-cell table:style-name="ce42" table:formula="of:=MAX([.I4:.I65526])" office:value-type="time" office:time-value="PT11H00M00S">
            <text:p>11:00</text:p>
          </table:table-cell>
          <table:table-cell table:style-name="ce46" table:number-columns-repeated="1014"/>
        </table:table-row>
        <table:table-row table:style-name="ro1">
          <table:table-cell table:style-name="ce20"/>
          <table:table-cell table:style-name="ce24"/>
          <table:table-cell table:number-columns-repeated="1022"/>
        </table:table-row>
        <table:table-row table:style-name="ro1">
          <table:table-cell table:style-name="ce1"/>
          <table:table-cell table:style-name="ce25" table:formula="of:=CONCATENATE([.A$3]; &quot;.&quot;; COUNTA([.B5]); &quot;.&quot;)" office:value-type="string" office:string-value="7.1.">
            <text:p>7.1.</text:p>
          </table:table-cell>
          <table:table-cell table:style-name="ce28"/>
          <table:table-cell table:style-name="ce30"/>
          <table:table-cell table:style-name="ce28" office:value-type="string">
            <text:p>Submit news</text:p>
          </table:table-cell>
          <table:table-cell table:style-name="ce28"/>
          <table:table-cell table:style-name="ce39" office:value-type="time" office:time-value="PT00H15M00S">
            <text:p>00:15</text:p>
          </table:table-cell>
          <table:table-cell table:style-name="ce44"/>
          <table:table-cell table:style-name="ce39" table:formula="of:=MAX([.I$1:.I4])+[.G5]" office:value-type="time" office:time-value="PT09H25M00S">
            <text:p>09:25</text:p>
          </table:table-cell>
          <table:table-cell table:style-name="ce44"/>
          <table:table-cell table:style-name="ce1" table:number-columns-repeated="1014"/>
        </table:table-row>
        <table:table-row table:style-name="ro1">
          <table:table-cell table:number-columns-repeated="2"/>
          <table:table-cell table:style-name="ce26" table:formula="of:=CONCATENATE([.B$5]; COUNTA([.C$6:.C6]); &quot;.&quot;)" office:value-type="string" office:string-value="7.1.1.">
            <text:p>7.1.1.</text:p>
          </table:table-cell>
          <table:table-cell table:style-name="ce31" office:value-type="string">
            <text:p></text:p>
          </table:table-cell>
          <table:table-cell office:value-type="string">
            <text:p>Go to 'Develop &gt; News'</text:p>
          </table:table-cell>
          <table:table-cell table:number-columns-repeated="1019"/>
        </table:table-row>
        <table:table-row table:style-name="ro1">
          <table:table-cell table:number-columns-repeated="2"/>
          <table:table-cell table:style-name="ce26" table:formula="of:=CONCATENATE([.B$5]; COUNTA([.C$6:.C7]); &quot;.&quot;)" office:value-type="string" office:string-value="7.1.2.">
            <text:p>7.1.2.</text:p>
          </table:table-cell>
          <table:table-cell table:style-name="ce31" office:value-type="string">
            <text:p></text:p>
          </table:table-cell>
          <table:table-cell office:value-type="string">
            <text:p>Add news</text:p>
          </table:table-cell>
          <table:table-cell table:number-columns-repeated="1019"/>
        </table:table-row>
        <table:table-row table:style-name="ro1">
          <table:table-cell table:number-columns-repeated="2"/>
          <table:table-cell table:style-name="ce26"/>
          <table:table-cell table:style-name="ce31"/>
          <table:table-cell office:value-type="string">
            <text:p>Title:</text:p>
          </table:table-cell>
          <table:table-cell table:number-columns-repeated="1019"/>
        </table:table-row>
        <table:table-row table:style-name="ro1">
          <table:table-cell table:number-columns-repeated="2"/>
          <table:table-cell table:style-name="ce26"/>
          <table:table-cell table:style-name="ce31"/>
          <table:table-cell office:value-type="string">
            <text:p>"YAT 2.0 Beta 4 Candidate 1 Version 1.99.28"</text:p>
          </table:table-cell>
          <table:table-cell table:number-columns-repeated="1019"/>
        </table:table-row>
        <table:table-row table:style-name="ro1">
          <table:table-cell table:number-columns-repeated="2"/>
          <table:table-cell table:style-name="ce26"/>
          <table:table-cell table:style-name="ce31"/>
          <table:table-cell office:value-type="string">
            <text:p>Text:</text:p>
          </table:table-cell>
          <table:table-cell table:number-columns-repeated="1019"/>
        </table:table-row>
        <table:table-row table:style-name="ro5">
          <table:table-cell table:number-columns-repeated="2"/>
          <table:table-cell table:style-name="ce26"/>
          <table:table-cell table:style-name="ce31"/>
          <table:table-cell table:style-name="ce74" office:value-type="string">
            <text:p>"This year the 'Samichlaus' is adding a new version of YAT to the piles of peanuts and tangerines! 'YAT 2.0 Beta 4 Candidate 1 Version 1.99.28' has just been released in time for December 6th.</text:p>
            <text:p>This release adds quite some features to YAT, and a bunch of issues has been fixed. The most noticeable new features are related to serial COM ports as well as command line arguments in order to prepare automated and scripted use of YAT. See the release notes for details on new features, important changes, fixed bugs and known limitations.</text:p>
            <text:p>The next release is anticipated for H1/2012 and will fix another bunch of issues and again a few new features. Slowly but steadily the number of open issues is decreasing. Once all major issues have been fixed, it will finally be time for 'YAT 2.0 Final'. The effective release time frame for 'YAT 2.0 Final' has not yet been defined and will be dependent on your feedback."</text:p>
          </table:table-cell>
          <table:table-cell table:number-columns-repeated="1019"/>
        </table:table-row>
        <table:table-row table:style-name="ro1">
          <table:table-cell table:number-columns-repeated="2"/>
          <table:table-cell table:style-name="ce26"/>
          <table:table-cell table:style-name="ce31"/>
          <table:table-cell table:number-columns-repeated="1020"/>
        </table:table-row>
        <table:table-row table:style-name="ro6">
          <table:table-cell table:number-columns-repeated="2"/>
          <table:table-cell table:style-name="ce26"/>
          <table:table-cell table:style-name="ce31"/>
          <table:table-cell office:value-type="string">
            <text:p>HowTo:</text:p>
          </table:table-cell>
          <table:table-cell table:number-columns-repeated="1019"/>
        </table:table-row>
        <table:table-row table:style-name="ro6">
          <table:table-cell table:number-columns-repeated="2"/>
          <table:table-cell table:style-name="ce26"/>
          <table:table-cell table:style-name="ce31"/>
          <table:table-cell office:value-type="string">
            <text:p>&lt;<text:a xlink:href="https://sourceforge.net/apps/trac/sourceforge/wiki/News">https://sourceforge.net/apps/trac/sourceforge/wiki/News</text:a>&gt;</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16]); &quot;.&quot;)" office:value-type="string" office:string-value="7.2.">
            <text:p>7.2.</text:p>
          </table:table-cell>
          <table:table-cell table:style-name="ce28"/>
          <table:table-cell table:style-name="ce30"/>
          <table:table-cell table:style-name="ce28" office:value-type="string">
            <text:p>Send e-mail to the YAT mailing list</text:p>
          </table:table-cell>
          <table:table-cell table:style-name="ce28"/>
          <table:table-cell table:style-name="ce39" office:value-type="time" office:time-value="PT00H15M00S">
            <text:p>00:15</text:p>
          </table:table-cell>
          <table:table-cell table:style-name="ce44"/>
          <table:table-cell table:style-name="ce39" table:formula="of:=MAX([.I$1:.I15])+[.G16]" office:value-type="time" office:time-value="PT09H40M00S">
            <text:p>09:40</text:p>
          </table:table-cell>
          <table:table-cell table:style-name="ce45"/>
          <table:table-cell table:style-name="ce1" table:number-columns-repeated="1014"/>
        </table:table-row>
        <table:table-row table:style-name="ro1">
          <table:table-cell table:number-columns-repeated="2"/>
          <table:table-cell table:style-name="ce26" table:formula="of:=CONCATENATE([.B$16]; COUNTA([.C$17:.C17]); &quot;.&quot;)" office:value-type="string" office:string-value="7.2.1.">
            <text:p>7.2.1.</text:p>
          </table:table-cell>
          <table:table-cell table:style-name="ce31" office:value-type="string">
            <text:p></text:p>
          </table:table-cell>
          <table:table-cell office:value-type="string">
            <text:p>Check/update mailing list</text:p>
          </table:table-cell>
          <table:table-cell table:number-columns-repeated="1019"/>
        </table:table-row>
        <table:table-row table:style-name="ro1">
          <table:table-cell table:number-columns-repeated="2"/>
          <table:table-cell table:style-name="ce26" table:formula="of:=CONCATENATE([.B$16]; COUNTA([.C$17:.C18]); &quot;.&quot;)" office:value-type="string" office:string-value="7.2.2.">
            <text:p>7.2.2.</text:p>
          </table:table-cell>
          <table:table-cell table:style-name="ce31" office:value-type="string">
            <text:p></text:p>
          </table:table-cell>
          <table:table-cell office:value-type="string">
            <text:p>Write e-mail based on earlier mailings</text:p>
          </table:table-cell>
          <table:table-cell table:number-columns-repeated="1019"/>
        </table:table-row>
        <table:table-row table:style-name="ro6">
          <table:table-cell table:number-columns-repeated="2"/>
          <table:table-cell table:style-name="ce26"/>
          <table:table-cell table:style-name="ce31"/>
          <table:table-cell office:value-type="string">
            <text:p>&gt; Make sure that links are updated completely, i.e. link text and link below</text:p>
          </table:table-cell>
          <table:table-cell table:number-columns-repeated="1019"/>
        </table:table-row>
        <table:table-row table:style-name="ro6">
          <table:table-cell table:number-columns-repeated="2"/>
          <table:table-cell table:style-name="ce26" table:formula="of:=CONCATENATE([.B$16]; COUNTA([.C$17:.C20]); &quot;.&quot;)" office:value-type="string" office:string-value="7.2.3.">
            <text:p>7.2.3.</text:p>
          </table:table-cell>
          <table:table-cell table:style-name="ce31" office:value-type="string">
            <text:p></text:p>
          </table:table-cell>
          <table:table-cell office:value-type="string">
            <text:p>Send as "<text:a xlink:href="mailto:y-a-terminal@users.sourceforge.net">y-a-terminal@users.sourceforge.net</text:a>"</text:p>
          </table:table-cell>
          <table:table-cell table:number-columns-repeated="1019"/>
        </table:table-row>
        <table:table-row table:style-name="ro6">
          <table:table-cell table:number-columns-repeated="2"/>
          <table:table-cell table:style-name="ce26" table:formula="of:=CONCATENATE([.B$16]; COUNTA([.C$17:.C21]); &quot;.&quot;)" office:value-type="string" office:string-value="7.2.4.">
            <text:p>7.2.4.</text:p>
          </table:table-cell>
          <table:table-cell table:style-name="ce31" office:value-type="string">
            <text:p></text:p>
          </table:table-cell>
          <table:table-cell office:value-type="string">
            <text:p>Send to "<text:a xlink:href="mailto:y-a-terminal-users@lists.sourceforge.net">y-a-terminal-users@lists.sourceforge.net</text:a>"</text:p>
          </table:table-cell>
          <table:table-cell table:number-columns-repeated="1019"/>
        </table:table-row>
        <table:table-row table:style-name="ro1">
          <table:table-cell table:number-columns-repeated="2"/>
          <table:table-cell table:style-name="ce26" table:formula="of:=CONCATENATE([.B$16]; COUNTA([.C$17:.C22]); &quot;.&quot;)" office:value-type="string" office:string-value="7.2.5.">
            <text:p>7.2.5.</text:p>
          </table:table-cell>
          <table:table-cell table:style-name="ce31" office:value-type="string">
            <text:p></text:p>
          </table:table-cell>
          <table:table-cell office:value-type="string">
            <text:p>Send as text and HTML formatted</text:p>
          </table:table-cell>
          <table:table-cell table:number-columns-repeated="1019"/>
        </table:table-row>
        <table:table-row table:style-name="ro1">
          <table:table-cell table:number-columns-repeated="2"/>
          <table:table-cell table:style-name="ce26"/>
          <table:table-cell table:style-name="ce31"/>
          <table:table-cell office:value-type="string">
            <text:p>&gt; It takes up to an hour until the mail is sent</text:p>
          </table:table-cell>
          <table:table-cell table:number-columns-repeated="1019"/>
        </table:table-row>
        <table:table-row table:style-name="ro1">
          <table:table-cell table:number-columns-repeated="2"/>
          <table:table-cell table:style-name="ce26" table:formula="of:=CONCATENATE([.B$16]; COUNTA([.C$17:.C24]); &quot;.&quot;)" office:value-type="string" office:string-value="7.2.6.">
            <text:p>7.2.6.</text:p>
          </table:table-cell>
          <table:table-cell table:style-name="ce31" office:value-type="string">
            <text:p></text:p>
          </table:table-cell>
          <table:table-cell office:value-type="string">
            <text:p>Save e-mail in offline archive "\Distribution"</text:p>
          </table:table-cell>
          <table:table-cell table:number-columns-repeated="1019"/>
        </table:table-row>
        <table:table-row table:style-name="ro1">
          <table:table-cell table:number-columns-repeated="2"/>
          <table:table-cell table:style-name="ce26" table:formula="of:=CONCATENATE([.B$16]; COUNTA([.C$17:.C25]); &quot;.&quot;)" office:value-type="string" office:string-value="7.2.7.">
            <text:p>7.2.7.</text:p>
          </table:table-cell>
          <table:table-cell table:style-name="ce31" office:value-type="string">
            <text:p></text:p>
          </table:table-cell>
          <table:table-cell office:value-type="string">
            <text:p>Accept e-mail as moderator in mailman if needed</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27]); &quot;.&quot;)" office:value-type="string" office:string-value="7.3.">
            <text:p>7.3.</text:p>
          </table:table-cell>
          <table:table-cell table:style-name="ce28"/>
          <table:table-cell table:style-name="ce30"/>
          <table:table-cell table:style-name="ce28" office:value-type="string">
            <text:p>Commit YAT</text:p>
          </table:table-cell>
          <table:table-cell table:style-name="ce28"/>
          <table:table-cell table:style-name="ce39" office:value-type="time" office:time-value="PT00H05M00S">
            <text:p>00:05</text:p>
          </table:table-cell>
          <table:table-cell table:style-name="ce44"/>
          <table:table-cell table:style-name="ce39" table:formula="of:=MAX([.I$1:.I26])+[.G27]" office:value-type="time" office:time-value="PT09H45M00S">
            <text:p>09:45</text:p>
          </table:table-cell>
          <table:table-cell table:style-name="ce45"/>
          <table:table-cell table:style-name="ce1" table:number-columns-repeated="1014"/>
        </table:table-row>
        <table:table-row table:style-name="ro1">
          <table:table-cell table:number-columns-repeated="2"/>
          <table:table-cell table:style-name="ce26" table:formula="of:=CONCATENATE([.B$27]; COUNTA([.C$28:.C28]); &quot;.&quot;)" office:value-type="string" office:string-value="7.3.1.">
            <text:p>7.3.1.</text:p>
          </table:table-cell>
          <table:table-cell table:style-name="ce31" office:value-type="string">
            <text:p></text:p>
          </table:table-cell>
          <table:table-cell office:value-type="string">
            <text:p>Commit any modifications during the release process to the subversion repository</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0]); &quot;.&quot;)" office:value-type="string" office:string-value="7.4.">
            <text:p>7.4.</text:p>
          </table:table-cell>
          <table:table-cell table:style-name="ce28"/>
          <table:table-cell table:style-name="ce30"/>
          <table:table-cell table:style-name="ce28" office:value-type="string">
            <text:p>Recreate YAT working copy</text:p>
          </table:table-cell>
          <table:table-cell table:style-name="ce28"/>
          <table:table-cell table:style-name="ce39" office:value-type="time" office:time-value="PT00H15M00S">
            <text:p>00:15</text:p>
          </table:table-cell>
          <table:table-cell table:style-name="ce44"/>
          <table:table-cell table:style-name="ce39" table:formula="of:=MAX([.I$1:.I29])+[.G30]" office:value-type="time" office:time-value="PT10H00M00S">
            <text:p>10:00</text:p>
          </table:table-cell>
          <table:table-cell table:style-name="ce45"/>
          <table:table-cell table:style-name="ce1" table:number-columns-repeated="1014"/>
        </table:table-row>
        <table:table-row table:style-name="ro6">
          <table:table-cell table:number-columns-repeated="2"/>
          <table:table-cell table:style-name="ce26" table:formula="of:=CONCATENATE([.B$30]; COUNTA([.C$31:.C31]); &quot;.&quot;)" office:value-type="string" office:string-value="7.4.1.">
            <text:p>7.4.1.</text:p>
          </table:table-cell>
          <table:table-cell table:style-name="ce31" office:value-type="string">
            <text:p></text:p>
          </table:table-cell>
          <table:table-cell office:value-type="string">
            <text:p>Rename the existing working copy to "Trunk_&lt;New Date&gt;" (e.g. _2011-12-05)</text:p>
          </table:table-cell>
          <table:table-cell table:number-columns-repeated="1019"/>
        </table:table-row>
        <table:table-row table:style-name="ro1">
          <table:table-cell table:number-columns-repeated="2"/>
          <table:table-cell table:style-name="ce26" table:formula="of:=CONCATENATE([.B$30]; COUNTA([.C$31:.C32]); &quot;.&quot;)" office:value-type="string" office:string-value="7.4.2.">
            <text:p>7.4.2.</text:p>
          </table:table-cell>
          <table:table-cell table:style-name="ce31" office:value-type="string">
            <text:p></text:p>
          </table:table-cell>
          <table:table-cell office:value-type="string">
            <text:p>Remove existing backups "Trunk_&lt;Old Date&gt;"</text:p>
          </table:table-cell>
          <table:table-cell table:number-columns-repeated="1019"/>
        </table:table-row>
        <table:table-row table:style-name="ro6">
          <table:table-cell table:number-columns-repeated="2"/>
          <table:table-cell table:style-name="ce26" table:formula="of:=CONCATENATE([.B$30]; COUNTA([.C$31:.C33]); &quot;.&quot;)" office:value-type="string" office:string-value="7.4.3.">
            <text:p>7.4.3.</text:p>
          </table:table-cell>
          <table:table-cell table:style-name="ce31" office:value-type="string">
            <text:p></text:p>
          </table:table-cell>
          <table:table-cell office:value-type="string">
            <text:p>Check for updates of TortoiseSVN and AnkhSVN</text:p>
          </table:table-cell>
          <table:table-cell table:number-columns-repeated="1019"/>
        </table:table-row>
        <table:table-row table:style-name="ro1">
          <table:table-cell table:number-columns-repeated="2"/>
          <table:table-cell table:style-name="ce26" table:formula="of:=CONCATENATE([.B$30]; COUNTA([.C$31:.C34]); &quot;.&quot;)" office:value-type="string" office:string-value="7.4.4.">
            <text:p>7.4.4.</text:p>
          </table:table-cell>
          <table:table-cell table:style-name="ce31" office:value-type="string">
            <text:p></text:p>
          </table:table-cell>
          <table:table-cell office:value-type="string">
            <text:p>Create a new folder "Trunk"</text:p>
          </table:table-cell>
          <table:table-cell table:number-columns-repeated="1019"/>
        </table:table-row>
        <table:table-row table:style-name="ro1">
          <table:table-cell table:number-columns-repeated="2"/>
          <table:table-cell table:style-name="ce26" table:formula="of:=CONCATENATE([.B$30]; COUNTA([.C$31:.C35]); &quot;.&quot;)" office:value-type="string" office:string-value="7.4.5.">
            <text:p>7.4.5.</text:p>
          </table:table-cell>
          <table:table-cell table:style-name="ce31" office:value-type="string">
            <text:p></text:p>
          </table:table-cell>
          <table:table-cell office:value-type="string">
            <text:p>Check the head revision out into "Trunk"</text:p>
          </table:table-cell>
          <table:table-cell table:number-columns-repeated="1019"/>
        </table:table-row>
        <table:table-row table:style-name="ro1">
          <table:table-cell table:number-columns-repeated="1024"/>
        </table:table-row>
        <table:table-row table:style-name="ro1">
          <table:table-cell table:style-name="ce1"/>
          <table:table-cell table:style-name="ce25" table:formula="of:=CONCATENATE([.A$3]; &quot;.&quot;; COUNTA([.B$5:.B37]); &quot;.&quot;)" office:value-type="string" office:string-value="7.5.">
            <text:p>7.5.</text:p>
          </table:table-cell>
          <table:table-cell table:style-name="ce28"/>
          <table:table-cell table:style-name="ce30"/>
          <table:table-cell table:style-name="ce28" office:value-type="string">
            <text:p>Archive YAT</text:p>
          </table:table-cell>
          <table:table-cell table:style-name="ce28"/>
          <table:table-cell table:style-name="ce39" office:value-type="time" office:time-value="PT00H15M00S">
            <text:p>00:15</text:p>
          </table:table-cell>
          <table:table-cell table:style-name="ce44"/>
          <table:table-cell table:style-name="ce39" table:formula="of:=MAX([.I$1:.I36])+[.G37]" office:value-type="time" office:time-value="PT10H15M00S">
            <text:p>10:15</text:p>
          </table:table-cell>
          <table:table-cell table:style-name="ce45"/>
          <table:table-cell table:style-name="ce1" table:number-columns-repeated="1014"/>
        </table:table-row>
        <table:table-row table:style-name="ro1">
          <table:table-cell table:number-columns-repeated="2"/>
          <table:table-cell table:style-name="ce26" table:formula="of:=CONCATENATE([.B$37]; COUNTA([.C$38:.C38]); &quot;.&quot;)" office:value-type="string" office:string-value="7.5.1.">
            <text:p>7.5.1.</text:p>
          </table:table-cell>
          <table:table-cell table:style-name="ce31" office:value-type="string">
            <text:p></text:p>
          </table:table-cell>
          <table:table-cell office:value-type="string">
            <text:p>Export the new working copy to offline archive "&lt;Version&gt;\Working Copy"</text:p>
          </table:table-cell>
          <table:table-cell table:number-columns-repeated="1019"/>
        </table:table-row>
        <table:table-row table:style-name="ro1">
          <table:table-cell table:number-columns-repeated="2"/>
          <table:table-cell table:style-name="ce26"/>
          <table:table-cell table:style-name="ce31"/>
          <table:table-cell office:value-type="string">
            <text:p>&gt; Use 'SVN &gt; Export...'</text:p>
          </table:table-cell>
          <table:table-cell table:number-columns-repeated="1019"/>
        </table:table-row>
        <table:table-row table:style-name="ro1">
          <table:table-cell table:number-columns-repeated="2"/>
          <table:table-cell table:style-name="ce26" table:formula="of:=CONCATENATE([.B$37]; COUNTA([.C$38:.C40]); &quot;.&quot;)" office:value-type="string" office:string-value="7.5.2.">
            <text:p>7.5.2.</text:p>
          </table:table-cell>
          <table:table-cell table:style-name="ce31" office:value-type="string">
            <text:p></text:p>
          </table:table-cell>
          <table:table-cell office:value-type="string">
            <text:p>Pack the copy into a properly named zip fil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42]); &quot;.&quot;)" office:value-type="string" office:string-value="7.6.">
            <text:p>7.6.</text:p>
          </table:table-cell>
          <table:table-cell table:style-name="ce28"/>
          <table:table-cell table:style-name="ce30"/>
          <table:table-cell table:style-name="ce28" office:value-type="string">
            <text:p>Update and verify YAT working copy</text:p>
          </table:table-cell>
          <table:table-cell table:style-name="ce28"/>
          <table:table-cell table:style-name="ce39" office:value-type="time" office:time-value="PT00H15M00S">
            <text:p>00:15</text:p>
          </table:table-cell>
          <table:table-cell table:style-name="ce44"/>
          <table:table-cell table:style-name="ce39" table:formula="of:=MAX([.I$1:.I41])+[.G42]" office:value-type="time" office:time-value="PT10H30M00S">
            <text:p>10:30</text:p>
          </table:table-cell>
          <table:table-cell table:style-name="ce45"/>
          <table:table-cell table:number-columns-repeated="1014"/>
        </table:table-row>
        <table:table-row table:style-name="ro1">
          <table:table-cell table:number-columns-repeated="2"/>
          <table:table-cell table:style-name="ce26" table:formula="of:=CONCATENATE([.B$42]; COUNTA([.C$43:.C43]); &quot;.&quot;)" office:value-type="string" office:string-value="7.6.1.">
            <text:p>7.6.1.</text:p>
          </table:table-cell>
          <table:table-cell table:style-name="ce31" office:value-type="string">
            <text:p></text:p>
          </table:table-cell>
          <table:table-cell office:value-type="string">
            <text:p>Open the YAT solution</text:p>
          </table:table-cell>
          <table:table-cell table:number-columns-repeated="1019"/>
        </table:table-row>
        <table:table-row table:style-name="ro1">
          <table:table-cell table:number-columns-repeated="2"/>
          <table:table-cell table:style-name="ce26" table:formula="of:=CONCATENATE([.B$42]; COUNTA([.C$43:.C44]); &quot;.&quot;)" office:value-type="string" office:string-value="7.6.2.">
            <text:p>7.6.2.</text:p>
          </table:table-cell>
          <table:table-cell table:style-name="ce31" office:value-type="string">
            <text:p></text:p>
          </table:table-cell>
          <table:table-cell office:value-type="string">
            <text:p>Fold all projects</text:p>
          </table:table-cell>
          <table:table-cell table:number-columns-repeated="1019"/>
        </table:table-row>
        <table:table-row table:style-name="ro6">
          <table:table-cell table:number-columns-repeated="2"/>
          <table:table-cell table:style-name="ce26" table:formula="of:=CONCATENATE([.B$42]; COUNTA([.C$43:.C45]); &quot;.&quot;)" office:value-type="string" office:string-value="7.6.3.">
            <text:p>7.6.3.</text:p>
          </table:table-cell>
          <table:table-cell table:style-name="ce31" office:value-type="string">
            <text:p></text:p>
          </table:table-cell>
          <table:table-cell office:value-type="string">
            <text:p>Set 'YAT' as the active startup project</text:p>
          </table:table-cell>
          <table:table-cell table:number-columns-repeated="1019"/>
        </table:table-row>
        <table:table-row table:style-name="ro6">
          <table:table-cell table:number-columns-repeated="2"/>
          <table:table-cell table:style-name="ce26" table:formula="of:=CONCATENATE([.B$42]; COUNTA([.C$43:.C46]); &quot;.&quot;)" office:value-type="string" office:string-value="7.6.4.">
            <text:p>7.6.4.</text:p>
          </table:table-cell>
          <table:table-cell table:style-name="ce31" office:value-type="string">
            <text:p></text:p>
          </table:table-cell>
          <table:table-cell office:value-type="string">
            <text:p>Increment product version in ALAZ.Version</text:p>
          </table:table-cell>
          <table:table-cell table:number-columns-repeated="1019"/>
        </table:table-row>
        <table:table-row table:style-name="ro6">
          <table:table-cell table:number-columns-repeated="2"/>
          <table:table-cell table:style-name="ce26" table:formula="of:=CONCATENATE([.B$42]; COUNTA([.C$43:.C47]); &quot;.&quot;)" office:value-type="string" office:string-value="7.6.5.">
            <text:p>7.6.5.</text:p>
          </table:table-cell>
          <table:table-cell table:style-name="ce31" office:value-type="string">
            <text:p></text:p>
          </table:table-cell>
          <table:table-cell office:value-type="string">
            <text:p>Increment product version in MKY.Version</text:p>
          </table:table-cell>
          <table:table-cell table:number-columns-repeated="1019"/>
        </table:table-row>
        <table:table-row table:style-name="ro6">
          <table:table-cell table:number-columns-repeated="2"/>
          <table:table-cell table:style-name="ce26" table:formula="of:=CONCATENATE([.B$42]; COUNTA([.C$43:.C48]); &quot;.&quot;)" office:value-type="string" office:string-value="7.6.6.">
            <text:p>7.6.6.</text:p>
          </table:table-cell>
          <table:table-cell table:style-name="ce31" office:value-type="string">
            <text:p></text:p>
          </table:table-cell>
          <table:table-cell office:value-type="string">
            <text:p>Increment product version in NUnit.Version</text:p>
          </table:table-cell>
          <table:table-cell table:number-columns-repeated="1019"/>
        </table:table-row>
        <table:table-row table:style-name="ro6">
          <table:table-cell table:number-columns-repeated="2"/>
          <table:table-cell table:style-name="ce26" table:formula="of:=CONCATENATE([.B$42]; COUNTA([.C$43:.C49]); &quot;.&quot;)" office:value-type="string" office:string-value="7.6.7.">
            <text:p>7.6.7.</text:p>
          </table:table-cell>
          <table:table-cell table:style-name="ce31" office:value-type="string">
            <text:p></text:p>
          </table:table-cell>
          <table:table-cell office:value-type="string">
            <text:p>Increment product version in YAT.Version</text:p>
          </table:table-cell>
          <table:table-cell table:number-columns-repeated="1019"/>
        </table:table-row>
        <table:table-row table:style-name="ro6">
          <table:table-cell table:number-columns-repeated="2"/>
          <table:table-cell table:style-name="ce26" table:formula="of:=CONCATENATE([.B$42]; COUNTA([.C$43:.C50]); &quot;.&quot;)" office:value-type="string" office:string-value="7.6.8.">
            <text:p>7.6.8.</text:p>
          </table:table-cell>
          <table:table-cell table:style-name="ce31" office:value-type="string">
            <text:p></text:p>
          </table:table-cell>
          <table:table-cell office:value-type="string">
            <text:p>Set product name post fix in "YAT.Utilities.ApplicationInfo"</text:p>
          </table:table-cell>
          <table:table-cell table:number-columns-repeated="1019"/>
        </table:table-row>
        <table:table-row table:style-name="ro1">
          <table:table-cell table:number-columns-repeated="2"/>
          <table:table-cell table:style-name="ce26"/>
          <table:table-cell table:style-name="ce31"/>
          <table:table-cell office:value-type="string">
            <text:p>&gt; Add 'Development' to clearly state that files are non-released revisions</text:p>
          </table:table-cell>
          <table:table-cell table:number-columns-repeated="1019"/>
        </table:table-row>
        <table:table-row table:style-name="ro1">
          <table:table-cell table:number-columns-repeated="2"/>
          <table:table-cell table:style-name="ce26" table:formula="of:=CONCATENATE([.B$42]; COUNTA([.C$43:.C52]); &quot;.&quot;)" office:value-type="string" office:string-value="7.6.9.">
            <text:p>7.6.9.</text:p>
          </table:table-cell>
          <table:table-cell table:style-name="ce31" office:value-type="string">
            <text:p></text:p>
          </table:table-cell>
          <table:table-cell office:value-type="string">
            <text:p>Set product version in MKY file headers</text:p>
          </table:table-cell>
          <table:table-cell table:number-columns-repeated="1019"/>
        </table:table-row>
        <table:table-row table:style-name="ro6">
          <table:table-cell table:number-columns-repeated="4"/>
          <table:table-cell office:value-type="string">
            <text:p>&gt; Add 'Development', e.g. '// MKY Development Version 1.0.7'</text:p>
          </table:table-cell>
          <table:table-cell table:number-columns-repeated="1019"/>
        </table:table-row>
        <table:table-row table:style-name="ro6">
          <table:table-cell table:number-columns-repeated="2"/>
          <table:table-cell table:style-name="ce26" table:formula="of:=CONCATENATE([.B$42]; COUNTA([.C$43:.C54]); &quot;.&quot;)" office:value-type="string" office:string-value="7.6.10.">
            <text:p>7.6.10.</text:p>
          </table:table-cell>
          <table:table-cell table:style-name="ce31" office:value-type="string">
            <text:p></text:p>
          </table:table-cell>
          <table:table-cell office:value-type="string">
            <text:p>Set product version in NUnit file headers</text:p>
          </table:table-cell>
          <table:table-cell table:number-columns-repeated="1019"/>
        </table:table-row>
        <table:table-row table:style-name="ro6">
          <table:table-cell table:number-columns-repeated="4"/>
          <table:table-cell office:value-type="string">
            <text:p>&gt; Add 'Development', e.g. '// NUnit Development Version 1.0.4'</text:p>
          </table:table-cell>
          <table:table-cell table:number-columns-repeated="1019"/>
        </table:table-row>
        <table:table-row table:style-name="ro1">
          <table:table-cell table:number-columns-repeated="2"/>
          <table:table-cell table:style-name="ce26" table:formula="of:=CONCATENATE([.B$42]; COUNTA([.C$43:.C56]); &quot;.&quot;)" office:value-type="string" office:string-value="7.6.11.">
            <text:p>7.6.11.</text:p>
          </table:table-cell>
          <table:table-cell table:style-name="ce31" office:value-type="string">
            <text:p></text:p>
          </table:table-cell>
          <table:table-cell office:value-type="string">
            <text:p>Set product version in YAT file headers</text:p>
          </table:table-cell>
          <table:table-cell table:number-columns-repeated="1019"/>
        </table:table-row>
        <table:table-row table:style-name="ro6">
          <table:table-cell table:number-columns-repeated="4"/>
          <table:table-cell office:value-type="string">
            <text:p>&gt; Add 'Development', e.g. '// YAT 2.0 Beta 4 Candidate 1 Development Version 1.99.28'</text:p>
          </table:table-cell>
          <table:table-cell table:number-columns-repeated="1019"/>
        </table:table-row>
        <table:table-row table:style-name="ro1">
          <table:table-cell table:number-columns-repeated="2"/>
          <table:table-cell table:style-name="ce26" table:formula="of:=CONCATENATE([.B$42]; COUNTA([.C$43:.C58]); &quot;.&quot;)" office:value-type="string" office:string-value="7.6.12.">
            <text:p>7.6.12.</text:p>
          </table:table-cell>
          <table:table-cell table:style-name="ce31" office:value-type="string">
            <text:p></text:p>
          </table:table-cell>
          <table:table-cell office:value-type="string">
            <text:p>Add a new section to the release notes</text:p>
          </table:table-cell>
          <table:table-cell table:number-columns-repeated="1019"/>
        </table:table-row>
        <table:table-row table:style-name="ro1">
          <table:table-cell table:number-columns-repeated="2"/>
          <table:table-cell table:style-name="ce26" table:formula="of:=CONCATENATE([.B$42]; COUNTA([.C$43:.C59]); &quot;.&quot;)" office:value-type="string" office:string-value="7.6.13.">
            <text:p>7.6.13.</text:p>
          </table:table-cell>
          <table:table-cell table:style-name="ce31" office:value-type="string">
            <text:p></text:p>
          </table:table-cell>
          <table:table-cell office:value-type="string">
            <text:p>Verify that the solution still properly builds and runs</text:p>
          </table:table-cell>
          <table:table-cell table:number-columns-repeated="1019"/>
        </table:table-row>
        <table:table-row table:style-name="ro1">
          <table:table-cell table:number-columns-repeated="2"/>
          <table:table-cell table:style-name="ce26" table:formula="of:=CONCATENATE([.B$42]; COUNTA([.C$43:.C60]); &quot;.&quot;)" office:value-type="string" office:string-value="7.6.14.">
            <text:p>7.6.14.</text:p>
          </table:table-cell>
          <table:table-cell table:style-name="ce31" office:value-type="string">
            <text:p></text:p>
          </table:table-cell>
          <table:table-cell office:value-type="string">
            <text:p>Commit modifications to the subversion repository</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2]); &quot;.&quot;)" office:value-type="string" office:string-value="7.7.">
            <text:p>7.7.</text:p>
          </table:table-cell>
          <table:table-cell table:style-name="ce28"/>
          <table:table-cell table:style-name="ce30"/>
          <table:table-cell table:style-name="ce28" office:value-type="string">
            <text:p>Update statistics</text:p>
          </table:table-cell>
          <table:table-cell table:style-name="ce28"/>
          <table:table-cell table:style-name="ce39" office:value-type="time" office:time-value="PT00H15M00S">
            <text:p>00:15</text:p>
          </table:table-cell>
          <table:table-cell table:style-name="ce44"/>
          <table:table-cell table:style-name="ce39" table:formula="of:=MAX([.I$1:.I57])+[.G62]" office:value-type="time" office:time-value="PT10H45M00S">
            <text:p>10:45</text:p>
          </table:table-cell>
          <table:table-cell table:style-name="ce45"/>
          <table:table-cell table:number-columns-repeated="1014"/>
        </table:table-row>
        <table:table-row table:style-name="ro6">
          <table:table-cell table:number-columns-repeated="2"/>
          <table:table-cell table:style-name="ce26" table:formula="of:=CONCATENATE([.B$62]; COUNTA([.C$63:.C63]); &quot;.&quot;)" office:value-type="string" office:string-value="7.7.1.">
            <text:p>7.7.1.</text:p>
          </table:table-cell>
          <table:table-cell table:style-name="ce31" office:value-type="string">
            <text:p></text:p>
          </table:table-cell>
          <table:table-cell office:value-type="string">
            <text:p>Update "\YAT\!-Doc.SourceForge\"</text:p>
          </table:table-cell>
          <table:table-cell table:number-columns-repeated="1019"/>
        </table:table-row>
        <table:table-row table:style-name="ro1">
          <table:table-cell table:number-columns-repeated="1024"/>
        </table:table-row>
        <table:table-row table:style-name="ro1">
          <table:table-cell/>
          <table:table-cell table:style-name="ce25" table:formula="of:=CONCATENATE([.A$3]; &quot;.&quot;; COUNTA([.B$5:.B65]); &quot;.&quot;)" office:value-type="string" office:string-value="7.8.">
            <text:p>7.8.</text:p>
          </table:table-cell>
          <table:table-cell table:style-name="ce28"/>
          <table:table-cell table:style-name="ce30"/>
          <table:table-cell table:style-name="ce28" office:value-type="string">
            <text:p>Backup PC</text:p>
          </table:table-cell>
          <table:table-cell table:style-name="ce28"/>
          <table:table-cell table:style-name="ce39" office:value-type="time" office:time-value="PT00H30M00S">
            <text:p>00:30</text:p>
          </table:table-cell>
          <table:table-cell table:style-name="ce44"/>
          <table:table-cell table:style-name="ce39" table:formula="of:=MAX([.I$1:.I61])+[.G65]" office:value-type="time" office:time-value="PT11H00M00S">
            <text:p>11:00</text:p>
          </table:table-cell>
          <table:table-cell table:style-name="ce45"/>
          <table:table-cell table:number-columns-repeated="1014"/>
        </table:table-row>
        <table:table-row table:style-name="ro1">
          <table:table-cell table:number-columns-repeated="2"/>
          <table:table-cell table:style-name="ce26" table:formula="of:=CONCATENATE([.B$65]; COUNTA([.C$66:.C66]); &quot;.&quot;)" office:value-type="string" office:string-value="7.8.1.">
            <text:p>7.8.1.</text:p>
          </table:table-cell>
          <table:table-cell table:style-name="ce31" office:value-type="string">
            <text:p></text:p>
          </table:table-cell>
          <table:table-cell office:value-type="string">
            <text:p>Offline archive</text:p>
          </table:table-cell>
          <table:table-cell table:number-columns-repeated="1019"/>
        </table:table-row>
        <table:table-row table:style-name="ro1">
          <table:table-cell table:number-columns-repeated="2"/>
          <table:table-cell table:style-name="ce26" table:formula="of:=CONCATENATE([.B$65]; COUNTA([.C$66:.C67]); &quot;.&quot;)" office:value-type="string" office:string-value="7.8.2.">
            <text:p>7.8.2.</text:p>
          </table:table-cell>
          <table:table-cell table:style-name="ce31" office:value-type="string">
            <text:p></text:p>
          </table:table-cell>
          <table:table-cell office:value-type="string">
            <text:p>Sandboxes</text:p>
          </table:table-cell>
          <table:table-cell table:number-columns-repeated="1019"/>
        </table:table-row>
        <table:table-row table:style-name="ro1" table:number-rows-repeated="65468">
          <table:table-cell table:number-columns-repeated="1024"/>
        </table:table-row>
        <table:table-row table:style-name="ro1">
          <table:table-cell table:number-columns-repeated="1024"/>
        </table:table-row>
      </table:table>
      <table:database-ranges>
        <table:database-range table:target-range-address="'0. Overview'.C17:'0. Overview'.C32">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Standard" style:font-charset="x-symbol"/>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8">
      <number:number number:min-integer-digits="1"/>
      <number:text>.</number:text>
    </number:number-style>
    <number:time-style style:name="N109" number:truncate-on-overflow="false">
      <number:hours number:style="long"/>
      <number:text>:</number:text>
      <number:minutes number:style="long"/>
    </number:time-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1cm" fo:margin-bottom="1cm" fo:margin-left="1cm" fo:margin-right="1cm" fo:border="none" fo:padding="0cm" style:shadow="none" fo:background-color="transparent" style:scale-to-pages="1" style:writing-mode="lr-tb">
        <style:background-image/>
      </style:page-layout-properties>
      <style:header-style>
        <style:header-footer-properties fo:min-height="0.998cm" fo:margin-left="0cm" fo:margin-right="0cm" fo:margin-bottom="0.499cm"/>
      </style:header-style>
      <style:footer-style>
        <style:header-footer-properties fo:min-height="0.75cm" fo:margin-left="0cm" fo:margin-right="0cm" fo:margin-top="0.499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6pt" fo:font-style="italic" fo:font-weight="bold"/>
    </style:style>
    <style:style style:name="MT2" style:family="text">
      <style:text-properties fo:font-size="8pt"/>
    </style:style>
  </office:automatic-styles>
  <office:master-styles>
    <style:master-page style:name="Default" style:page-layout-name="Mpm1">
      <style:header>
        <text:p><text:span text:style-name="MT1"><text:title>???</text:title></text:span></text:p>
      </style:header>
      <style:header-left style:display="false"/>
      <style:footer>
        <style:region-left>
          <text:p><text:span text:style-name="MT2">mky/2011-12-05</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3">23.12.2012</text:date>, <text:time>11:23:1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3T12:35:09.64</meta:creation-date>
    <meta:editing-duration>P3DT7H11M55S</meta:editing-duration>
    <meta:editing-cycles>61</meta:editing-cycles>
    <meta:generator>OpenOffice.org/3.3$Win32 OpenOffice.org_project/330m20$Build-9567</meta:generator>
    <meta:initial-creator>Matthias Kläy</meta:initial-creator>
    <dc:date>2012-12-23T11:23:10.23</dc:date>
    <meta:printed-by>Matthias Kläy</meta:printed-by>
    <meta:print-date>2011-12-05T22:35:20.46</meta:print-date>
    <meta:document-statistic meta:table-count="8" meta:cell-count="775" meta:object-count="0"/>
  </office:meta>
</office:document-meta>
</file>